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7.81pt"/>
    </style:style>
    <style:style style:name="co2" style:family="table-column">
      <style:table-column-properties fo:break-before="auto" style:column-width="51.45pt"/>
    </style:style>
    <style:style style:name="co3" style:family="table-column">
      <style:table-column-properties fo:break-before="auto" style:column-width="10.86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52.16pt"/>
    </style:style>
    <style:style style:name="co7" style:family="table-column">
      <style:table-column-properties fo:break-before="auto" style:column-width="68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3" style:base-cell-address="Feuil1.B9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?&quot;" style:apply-style-name="ConditionalStyle_5f_3" style:base-cell-address="Feuil1.B9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?&quot;" style:apply-style-name="ConditionalStyle_5f_3" style:base-cell-address="Feuil1.B9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?&quot;" style:apply-style-name="ConditionalStyle_5f_3" style:base-cell-address="Feuil1.B9"/>
    </style:style>
    <style:style style:name="ce17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3" style:base-cell-address="Feuil1.B9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FALSE&quot;" style:apply-style-name="ConditionalStyle_5f_2" style:base-cell-address="Feuil1.P1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FALSE&quot;" style:apply-style-name="ConditionalStyle_5f_2" style:base-cell-address="Feuil1.P1"/>
    </style:style>
    <style:style style:name="ce2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FALSE&quot;" style:apply-style-name="ConditionalStyle_5f_2" style:base-cell-address="Feuil1.P1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TRUE&quot;" style:apply-style-name="ConditionalStyle_5f_1" style:base-cell-address="Feuil1.P9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6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number-columns-repeated="99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LUCIE</text:p>
          </table:table-cell>
          <table:covered-table-cell table:number-columns-repeated="5"/>
          <table:table-cell table:style-name="ce12"/>
          <table:table-cell table:style-name="ce1"/>
          <table:table-cell table:style-name="ce5" office:value-type="string" calcext:value-type="string" table:number-columns-spanned="6" table:number-rows-spanned="1">
            <text:p>ALEXIS/CINDY/CARLOS</text:p>
          </table:table-cell>
          <table:covered-table-cell table:number-columns-repeated="5"/>
          <table:table-cell table:style-name="ce19"/>
          <table:table-cell table:number-columns-repeated="1008"/>
        </table:table-row>
        <table:table-row table:style-name="ro1">
          <table:table-cell table:style-name="ce1"/>
          <table:table-cell table:style-name="ce6" office:value-type="string" calcext:value-type="string">
            <text:p>Living</text:p>
          </table:table-cell>
          <table:table-cell table:style-name="ce6" office:value-type="string" calcext:value-type="string">
            <text:p>Manufact</text:p>
          </table:table-cell>
          <table:table-cell table:style-name="ce6" office:value-type="string" calcext:value-type="string">
            <text:p>Natural</text:p>
          </table:table-cell>
          <table:table-cell table:style-name="ce6" office:value-type="string" calcext:value-type="string">
            <text:p>Inform</text:p>
          </table:table-cell>
          <table:table-cell table:style-name="ce6" office:value-type="string" calcext:value-type="string">
            <text:p>Stative</text:p>
          </table:table-cell>
          <table:table-cell table:style-name="ce6" office:value-type="string" calcext:value-type="string">
            <text:p>Dynamic</text:p>
          </table:table-cell>
          <table:table-cell table:style-name="ce13"/>
          <table:table-cell table:style-name="ce1"/>
          <table:table-cell table:style-name="ce6" office:value-type="string" calcext:value-type="string">
            <text:p>Living</text:p>
          </table:table-cell>
          <table:table-cell table:style-name="ce6" office:value-type="string" calcext:value-type="string">
            <text:p>Manufact</text:p>
          </table:table-cell>
          <table:table-cell table:style-name="ce6" office:value-type="string" calcext:value-type="string">
            <text:p>Natural</text:p>
          </table:table-cell>
          <table:table-cell table:style-name="ce6" office:value-type="string" calcext:value-type="string">
            <text:p>Inform</text:p>
          </table:table-cell>
          <table:table-cell table:style-name="ce6" office:value-type="string" calcext:value-type="string">
            <text:p>Stative</text:p>
          </table:table-cell>
          <table:table-cell table:style-name="ce6" office:value-type="string" calcext:value-type="string">
            <text:p>Dynamic</text:p>
          </table:table-cell>
          <table:table-cell table:style-name="ce19" office:value-type="string" calcext:value-type="string">
            <text:p>ACCORD</text:p>
          </table:table-cell>
          <table:table-cell table:number-columns-repeated="1008"/>
        </table:table-row>
        <table:table-row table:style-name="ro1" table:visibility="collapse">
          <table:table-cell table:style-name="ce2" office:value-type="string" calcext:value-type="string">
            <text:p>imminenc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/>
          <table:table-cell table:style-name="ce14"/>
          <table:table-cell table:style-name="ce1"/>
          <table:table-cell table:style-name="ce2" table:number-columns-repeated="6"/>
          <table:table-cell table:style-name="ce20"/>
          <table:table-cell table:style-name="ce2" table:number-columns-repeated="10"/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motocyclette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14"/>
          <table:table-cell table:style-name="ce1"/>
          <table:table-cell table:style-name="ce2" table:number-columns-repeated="6"/>
          <table:table-cell table:style-name="ce20"/>
          <table:table-cell table:style-name="ce2" table:number-columns-repeated="10"/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quintal</text:p>
          </table:table-cell>
          <table:table-cell table:style-name="ce7" table:number-columns-repeated="3"/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14"/>
          <table:table-cell table:style-name="ce1"/>
          <table:table-cell table:style-name="ce2" table:number-columns-repeated="6"/>
          <table:table-cell table:style-name="ce20"/>
          <table:table-cell table:style-name="ce2" table:number-columns-repeated="10"/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branchage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14"/>
          <table:table-cell table:style-name="ce1"/>
          <table:table-cell table:style-name="ce2" table:number-columns-repeated="6"/>
          <table:table-cell table:style-name="ce20"/>
          <table:table-cell table:style-name="ce2" table:number-columns-repeated="10"/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gourd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4"/>
          <table:table-cell table:style-name="ce14"/>
          <table:table-cell table:style-name="ce1"/>
          <table:table-cell table:style-name="ce2" table:number-columns-repeated="6"/>
          <table:table-cell table:style-name="ce20"/>
          <table:table-cell table:style-name="ce2" table:number-columns-repeated="10"/>
          <table:table-cell table:number-columns-repeated="998"/>
        </table:table-row>
        <table:table-row table:style-name="ro1" table:visibility="collapse">
          <table:table-cell table:style-name="ce3"/>
          <table:table-cell table:style-name="ce8" table:number-columns-repeated="6"/>
          <table:table-cell table:style-name="ce12"/>
          <table:table-cell table:style-name="ce1"/>
          <table:table-cell table:style-name="ce17" table:number-columns-repeated="6"/>
          <table:table-cell table:style-name="ce21"/>
          <table:table-cell table:style-name="ce17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complémen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complément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9])=SIGN([.J9]);SIGN([.C9])=SIGN([.K9]);SIGN([.D9])=SIGN([.L9]);SIGN([.E9])=SIGN([.M9]);SIGN([.F9])=SIGN([.N9]);SIGN([.G9])=SIGN([.O9]))" office:value-type="float" office:value="1" calcext:value-type="float">
            <text:p>1</text:p>
          </table:table-cell>
          <table:table-cell table:style-name="ce23" table:formula="of:=COUNTIF([.P9:.P400];1)" office:value-type="float" office:value="156" calcext:value-type="float">
            <text:p>15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pavill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pavillo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0])=SIGN([.J10]);SIGN([.C10])=SIGN([.K10]);SIGN([.D10])=SIGN([.L10]);SIGN([.E10])=SIGN([.M10]);SIGN([.F10])=SIGN([.N10]);SIGN([.G10])=SIGN([.O10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uditorium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uditorium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1])=SIGN([.J11]);SIGN([.C11])=SIGN([.K11]);SIGN([.D11])=SIGN([.L11]);SIGN([.E11])=SIGN([.M11]);SIGN([.F11])=SIGN([.N11]);SIGN([.G11])=SIGN([.O11]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ocalité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localité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2])=SIGN([.J12]);SIGN([.C12])=SIGN([.K12]);SIGN([.D12])=SIGN([.L12]);SIGN([.E12])=SIGN([.M12]);SIGN([.F12])=SIGN([.N12]);SIGN([.G12])=SIGN([.O12]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haux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haux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3])=SIGN([.J13]);SIGN([.C13])=SIGN([.K13]);SIGN([.D13])=SIGN([.L13]);SIGN([.E13])=SIGN([.M13]);SIGN([.F13])=SIGN([.N13]);SIGN([.G13])=SIGN([.O1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nuel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anuel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style-name="ce22" table:formula="of:=AND(SIGN([.B14])=SIGN([.J14]);SIGN([.C14])=SIGN([.K14]);SIGN([.D14])=SIGN([.L14]);SIGN([.E14])=SIGN([.M14]);SIGN([.F14])=SIGN([.N14]);SIGN([.G14])=SIGN([.O14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zet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gazet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22" table:formula="of:=AND(SIGN([.B15])=SIGN([.J15]);SIGN([.C15])=SIGN([.K15]);SIGN([.D15])=SIGN([.L15]);SIGN([.E15])=SIGN([.M15]);SIGN([.F15])=SIGN([.N15]);SIGN([.G15])=SIGN([.O15]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his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trahis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6])=SIGN([.J16]);SIGN([.C16])=SIGN([.K16]);SIGN([.D16])=SIGN([.L16]);SIGN([.E16])=SIGN([.M16]);SIGN([.F16])=SIGN([.N16]);SIGN([.G16])=SIGN([.O16]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froma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fromag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7])=SIGN([.J17]);SIGN([.C17])=SIGN([.K17]);SIGN([.D17])=SIGN([.L17]);SIGN([.E17])=SIGN([.M17]);SIGN([.F17])=SIGN([.N17]);SIGN([.G17])=SIGN([.O17]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anal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8])=SIGN([.J18]);SIGN([.C18])=SIGN([.K18]);SIGN([.D18])=SIGN([.L18]);SIGN([.E18])=SIGN([.M18]);SIGN([.F18])=SIGN([.N18]);SIGN([.G18])=SIGN([.O18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odule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style-name="ce22" table:formula="of:=AND(SIGN([.B19])=SIGN([.J19]);SIGN([.C19])=SIGN([.K19]);SIGN([.D19])=SIGN([.L19]);SIGN([.E19])=SIGN([.M19]);SIGN([.F19])=SIGN([.N19]);SIGN([.G19])=SIGN([.O19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clus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16" office:value-type="string" calcext:value-type="string">
            <text:p>conclus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20])=SIGN([.J20]);SIGN([.C20])=SIGN([.K20]);SIGN([.D20])=SIGN([.L20]);SIGN([.E20])=SIGN([.M20]);SIGN([.F20])=SIGN([.N20]);SIGN([.G20])=SIGN([.O2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udit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audit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21])=SIGN([.J21]);SIGN([.C21])=SIGN([.K21]);SIGN([.D21])=SIGN([.L21]);SIGN([.E21])=SIGN([.M21]);SIGN([.F21])=SIGN([.N21]);SIGN([.G21])=SIGN([.O2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orphel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orpheli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22])=SIGN([.J22]);SIGN([.C22])=SIGN([.K22]);SIGN([.D22])=SIGN([.L22]);SIGN([.E22])=SIGN([.M22]);SIGN([.F22])=SIGN([.N22]);SIGN([.G22])=SIGN([.O2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élevag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élevag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23])=SIGN([.J23]);SIGN([.C23])=SIGN([.K23]);SIGN([.D23])=SIGN([.L23]);SIGN([.E23])=SIGN([.M23]);SIGN([.F23])=SIGN([.N23]);SIGN([.G23])=SIGN([.O2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s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pis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24])=SIGN([.J24]);SIGN([.C24])=SIGN([.K24]);SIGN([.D24])=SIGN([.L24]);SIGN([.E24])=SIGN([.M24]);SIGN([.F24])=SIGN([.N24]);SIGN([.G24])=SIGN([.O2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vu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vue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4"/>
          <table:table-cell table:style-name="ce22" table:formula="of:=AND(SIGN([.B25])=SIGN([.J25]);SIGN([.C25])=SIGN([.K25]);SIGN([.D25])=SIGN([.L25]);SIGN([.E25])=SIGN([.M25]);SIGN([.F25])=SIGN([.N25]);SIGN([.G25])=SIGN([.O25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pérag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epérag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26])=SIGN([.J26]);SIGN([.C26])=SIGN([.K26]);SIGN([.D26])=SIGN([.L26]);SIGN([.E26])=SIGN([.M26]);SIGN([.F26])=SIGN([.N26]);SIGN([.G26])=SIGN([.O2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tra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contrat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27])=SIGN([.J27]);SIGN([.C27])=SIGN([.K27]);SIGN([.D27])=SIGN([.L27]);SIGN([.E27])=SIGN([.M27]);SIGN([.F27])=SIGN([.N27]);SIGN([.G27])=SIGN([.O27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sidér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5"/>
          <table:table-cell table:style-name="ce16" office:value-type="string" calcext:value-type="string">
            <text:p>considération</text:p>
          </table:table-cell>
          <table:table-cell table:style-name="ce10"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28])=SIGN([.J28]);SIGN([.C28])=SIGN([.K28]);SIGN([.D28])=SIGN([.L28]);SIGN([.E28])=SIGN([.M28]);SIGN([.F28])=SIGN([.N28]);SIGN([.G28])=SIGN([.O2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atal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fatalité</text:p>
          </table:table-cell>
          <table:table-cell table:style-name="ce10" table:number-columns-repeated="4"/>
          <table:table-cell table:style-name="ce10" office:value-type="string" calcext:value-type="string">
            <text:p>?</text:p>
          </table:table-cell>
          <table:table-cell table:style-name="ce10"/>
          <table:table-cell table:style-name="ce22" table:formula="of:=AND(SIGN([.B29])=SIGN([.J29]);SIGN([.C29])=SIGN([.K29]);SIGN([.D29])=SIGN([.L29]);SIGN([.E29])=SIGN([.M29]);SIGN([.F29])=SIGN([.N29]);SIGN([.G29])=SIGN([.O29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fantôm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fantô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30])=SIGN([.J30]);SIGN([.C30])=SIGN([.K30]);SIGN([.D30])=SIGN([.L30]);SIGN([.E30])=SIGN([.M30]);SIGN([.F30])=SIGN([.N30]);SIGN([.G30])=SIGN([.O3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médec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médeci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31])=SIGN([.J31]);SIGN([.C31])=SIGN([.K31]);SIGN([.D31])=SIGN([.L31]);SIGN([.E31])=SIGN([.M31]);SIGN([.F31])=SIGN([.N31]);SIGN([.G31])=SIGN([.O3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erpen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serpen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32])=SIGN([.J32]);SIGN([.C32])=SIGN([.K32]);SIGN([.D32])=SIGN([.L32]);SIGN([.E32])=SIGN([.M32]);SIGN([.F32])=SIGN([.N32]);SIGN([.G32])=SIGN([.O3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feuillag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feuillag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33])=SIGN([.J33]);SIGN([.C33])=SIGN([.K33]);SIGN([.D33])=SIGN([.L33]);SIGN([.E33])=SIGN([.M33]);SIGN([.F33])=SIGN([.N33]);SIGN([.G33])=SIGN([.O3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ommand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mmand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34])=SIGN([.J34]);SIGN([.C34])=SIGN([.K34]);SIGN([.D34])=SIGN([.L34]);SIGN([.E34])=SIGN([.M34]);SIGN([.F34])=SIGN([.N34]);SIGN([.G34])=SIGN([.O3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uil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huil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35])=SIGN([.J35]);SIGN([.C35])=SIGN([.K35]);SIGN([.D35])=SIGN([.L35]);SIGN([.E35])=SIGN([.M35]);SIGN([.F35])=SIGN([.N35]);SIGN([.G35])=SIGN([.O3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egmen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segme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style-name="ce22" table:formula="of:=AND(SIGN([.B36])=SIGN([.J36]);SIGN([.C36])=SIGN([.K36]);SIGN([.D36])=SIGN([.L36]);SIGN([.E36])=SIGN([.M36]);SIGN([.F36])=SIGN([.N36]);SIGN([.G36])=SIGN([.O36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dirigean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dirigean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37])=SIGN([.J37]);SIGN([.C37])=SIGN([.K37]);SIGN([.D37])=SIGN([.L37]);SIGN([.E37])=SIGN([.M37]);SIGN([.F37])=SIGN([.N37]);SIGN([.G37])=SIGN([.O3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hevali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chevalie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38])=SIGN([.J38]);SIGN([.C38])=SIGN([.K38]);SIGN([.D38])=SIGN([.L38]);SIGN([.E38])=SIGN([.M38]);SIGN([.F38])=SIGN([.N38]);SIGN([.G38])=SIGN([.O3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iné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ciné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39])=SIGN([.J39]);SIGN([.C39])=SIGN([.K39]);SIGN([.D39])=SIGN([.L39]);SIGN([.E39])=SIGN([.M39]);SIGN([.F39])=SIGN([.N39]);SIGN([.G39])=SIGN([.O3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épreuv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épreuv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40])=SIGN([.J40]);SIGN([.C40])=SIGN([.K40]);SIGN([.D40])=SIGN([.L40]);SIGN([.E40])=SIGN([.M40]);SIGN([.F40])=SIGN([.N40]);SIGN([.G40])=SIGN([.O4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vestig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nvestig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41])=SIGN([.J41]);SIGN([.C41])=SIGN([.K41]);SIGN([.D41])=SIGN([.L41]);SIGN([.E41])=SIGN([.M41]);SIGN([.F41])=SIGN([.N41]);SIGN([.G41])=SIGN([.O4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nglet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onglet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42])=SIGN([.J42]);SIGN([.C42])=SIGN([.K42]);SIGN([.D42])=SIGN([.L42]);SIGN([.E42])=SIGN([.M42]);SIGN([.F42])=SIGN([.N42]);SIGN([.G42])=SIGN([.O4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oi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foi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43])=SIGN([.J43]);SIGN([.C43])=SIGN([.K43]);SIGN([.D43])=SIGN([.L43]);SIGN([.E43])=SIGN([.M43]);SIGN([.F43])=SIGN([.N43]);SIGN([.G43])=SIGN([.O4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uré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puré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44])=SIGN([.J44]);SIGN([.C44])=SIGN([.K44]);SIGN([.D44])=SIGN([.L44]);SIGN([.E44])=SIGN([.M44]);SIGN([.F44])=SIGN([.N44]);SIGN([.G44])=SIGN([.O4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ominant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dominante</text:p>
          </table:table-cell>
          <table:table-cell table:style-name="ce10" table:number-columns-repeated="6"/>
          <table:table-cell table:style-name="ce22" table:formula="of:=AND(SIGN([.B45])=SIGN([.J45]);SIGN([.C45])=SIGN([.K45]);SIGN([.D45])=SIGN([.L45]);SIGN([.E45])=SIGN([.M45]);SIGN([.F45])=SIGN([.N45]);SIGN([.G45])=SIGN([.O4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ma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imag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46])=SIGN([.J46]);SIGN([.C46])=SIGN([.K46]);SIGN([.D46])=SIGN([.L46]);SIGN([.E46])=SIGN([.M46]);SIGN([.F46])=SIGN([.N46]);SIGN([.G46])=SIGN([.O4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mouli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mouli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47])=SIGN([.J47]);SIGN([.C47])=SIGN([.K47]);SIGN([.D47])=SIGN([.L47]);SIGN([.E47])=SIGN([.M47]);SIGN([.F47])=SIGN([.N47]);SIGN([.G47])=SIGN([.O4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bâtime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bâtime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48])=SIGN([.J48]);SIGN([.C48])=SIGN([.K48]);SIGN([.D48])=SIGN([.L48]);SIGN([.E48])=SIGN([.M48]);SIGN([.F48])=SIGN([.N48]);SIGN([.G48])=SIGN([.O4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isolation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solation</text:p>
          </table:table-cell>
          <table:table-cell table:style-name="ce10" table:number-columns-repeated="4"/>
          <table:table-cell table:style-name="ce10" office:value-type="string" calcext:value-type="string">
            <text:p>?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AND(SIGN([.B49])=SIGN([.J49]);SIGN([.C49])=SIGN([.K49]);SIGN([.D49])=SIGN([.L49]);SIGN([.E49])=SIGN([.M49]);SIGN([.F49])=SIGN([.N49]);SIGN([.G49])=SIGN([.O49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psychiatr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psychiatr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50])=SIGN([.J50]);SIGN([.C50])=SIGN([.K50]);SIGN([.D50])=SIGN([.L50]);SIGN([.E50])=SIGN([.M50]);SIGN([.F50])=SIGN([.N50]);SIGN([.G50])=SIGN([.O5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ppui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ppui</text:p>
          </table:table-cell>
          <table:table-cell table:style-name="ce10" table:number-columns-repeated="5"/>
          <table:table-cell table:style-name="ce10" office:value-type="string" calcext:value-type="string">
            <text:p>?</text:p>
          </table:table-cell>
          <table:table-cell table:style-name="ce22" table:formula="of:=AND(SIGN([.B51])=SIGN([.J51]);SIGN([.C51])=SIGN([.K51]);SIGN([.D51])=SIGN([.L51]);SIGN([.E51])=SIGN([.M51]);SIGN([.F51])=SIGN([.N51]);SIGN([.G51])=SIGN([.O51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hambr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hambr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52])=SIGN([.J52]);SIGN([.C52])=SIGN([.K52]);SIGN([.D52])=SIGN([.L52]);SIGN([.E52])=SIGN([.M52]);SIGN([.F52])=SIGN([.N52]);SIGN([.G52])=SIGN([.O5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ôtel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hôtel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53])=SIGN([.J53]);SIGN([.C53])=SIGN([.K53]);SIGN([.D53])=SIGN([.L53]);SIGN([.E53])=SIGN([.M53]);SIGN([.F53])=SIGN([.N53]);SIGN([.G53])=SIGN([.O5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tis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tis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54])=SIGN([.J54]);SIGN([.C54])=SIGN([.K54]);SIGN([.D54])=SIGN([.L54]);SIGN([.E54])=SIGN([.M54]);SIGN([.F54])=SIGN([.N54]);SIGN([.G54])=SIGN([.O5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rou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groupe</text:p>
          </table:table-cell>
          <table:table-cell table:style-name="ce10" office:value-type="string" calcext:value-type="string">
            <text:p>?</text:p>
          </table:table-cell>
          <table:table-cell table:style-name="ce10" table:number-columns-repeated="5"/>
          <table:table-cell table:style-name="ce22" table:formula="of:=AND(SIGN([.B55])=SIGN([.J55]);SIGN([.C55])=SIGN([.K55]);SIGN([.D55])=SIGN([.L55]);SIGN([.E55])=SIGN([.M55]);SIGN([.F55])=SIGN([.N55]);SIGN([.G55])=SIGN([.O55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variabl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variabl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56])=SIGN([.J56]);SIGN([.C56])=SIGN([.K56]);SIGN([.D56])=SIGN([.L56]);SIGN([.E56])=SIGN([.M56]);SIGN([.F56])=SIGN([.N56]);SIGN([.G56])=SIGN([.O5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es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gestion</text:p>
          </table:table-cell>
          <table:table-cell table:style-name="ce10" table:number-columns-repeated="5"/>
          <table:table-cell table:style-name="ce10" office:value-type="string" calcext:value-type="string">
            <text:p>?</text:p>
          </table:table-cell>
          <table:table-cell table:style-name="ce22" table:formula="of:=AND(SIGN([.B57])=SIGN([.J57]);SIGN([.C57])=SIGN([.K57]);SIGN([.D57])=SIGN([.L57]);SIGN([.E57])=SIGN([.M57]);SIGN([.F57])=SIGN([.N57]);SIGN([.G57])=SIGN([.O57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inanc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finance</text:p>
          </table:table-cell>
          <table:table-cell table:style-name="ce10" table:number-columns-repeated="3"/>
          <table:table-cell table:style-name="ce10" office:value-type="string" calcext:value-type="string">
            <text:p>?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58])=SIGN([.J58]);SIGN([.C58])=SIGN([.K58]);SIGN([.D58])=SIGN([.L58]);SIGN([.E58])=SIGN([.M58]);SIGN([.F58])=SIGN([.N58]);SIGN([.G58])=SIGN([.O58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ong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song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59])=SIGN([.J59]);SIGN([.C59])=SIGN([.K59]);SIGN([.D59])=SIGN([.L59]);SIGN([.E59])=SIGN([.M59]);SIGN([.F59])=SIGN([.N59]);SIGN([.G59])=SIGN([.O5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orm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forme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60])=SIGN([.J60]);SIGN([.C60])=SIGN([.K60]);SIGN([.D60])=SIGN([.L60]);SIGN([.E60])=SIGN([.M60]);SIGN([.F60])=SIGN([.N60]);SIGN([.G60])=SIGN([.O60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lycée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lycée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61])=SIGN([.J61]);SIGN([.C61])=SIGN([.K61]);SIGN([.D61])=SIGN([.L61]);SIGN([.E61])=SIGN([.M61]);SIGN([.F61])=SIGN([.N61]);SIGN([.G61])=SIGN([.O6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an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santé</text:p>
          </table:table-cell>
          <table:table-cell table:style-name="ce10" table:number-columns-repeated="6"/>
          <table:table-cell table:style-name="ce22" table:formula="of:=AND(SIGN([.B62])=SIGN([.J62]);SIGN([.C62])=SIGN([.K62]);SIGN([.D62])=SIGN([.L62]);SIGN([.E62])=SIGN([.M62]);SIGN([.F62])=SIGN([.N62]);SIGN([.G62])=SIGN([.O6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risson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frisson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63])=SIGN([.J63]);SIGN([.C63])=SIGN([.K63]);SIGN([.D63])=SIGN([.L63]);SIGN([.E63])=SIGN([.M63]);SIGN([.F63])=SIGN([.N63]);SIGN([.G63])=SIGN([.O6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illard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billar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64])=SIGN([.J64]);SIGN([.C64])=SIGN([.K64]);SIGN([.D64])=SIGN([.L64]);SIGN([.E64])=SIGN([.M64]);SIGN([.F64])=SIGN([.N64]);SIGN([.G64])=SIGN([.O6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ntécéden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antécédent</text:p>
          </table:table-cell>
          <table:table-cell table:style-name="ce10" table:number-columns-repeated="6"/>
          <table:table-cell table:style-name="ce22" table:formula="of:=AND(SIGN([.B65])=SIGN([.J65]);SIGN([.C65])=SIGN([.K65]);SIGN([.D65])=SIGN([.L65]);SIGN([.E65])=SIGN([.M65]);SIGN([.F65])=SIGN([.N65]);SIGN([.G65])=SIGN([.O6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oli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foli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66])=SIGN([.J66]);SIGN([.C66])=SIGN([.K66]);SIGN([.D66])=SIGN([.L66]);SIGN([.E66])=SIGN([.M66]);SIGN([.F66])=SIGN([.N66]);SIGN([.G66])=SIGN([.O6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ssocié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associé</text:p>
          </table:table-cell>
          <table:table-cell table:style-name="ce10" office:value-type="string" calcext:value-type="string">
            <text:p>?</text:p>
          </table:table-cell>
          <table:table-cell table:style-name="ce10" table:number-columns-repeated="5"/>
          <table:table-cell table:style-name="ce22" table:formula="of:=AND(SIGN([.B67])=SIGN([.J67]);SIGN([.C67])=SIGN([.K67]);SIGN([.D67])=SIGN([.L67]);SIGN([.E67])=SIGN([.M67]);SIGN([.F67])=SIGN([.N67]);SIGN([.G67])=SIGN([.O67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éhistoir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préhistoir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68])=SIGN([.J68]);SIGN([.C68])=SIGN([.K68]);SIGN([.D68])=SIGN([.L68]);SIGN([.E68])=SIGN([.M68]);SIGN([.F68])=SIGN([.N68]);SIGN([.G68])=SIGN([.O6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nomenclatur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nomenclatur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69])=SIGN([.J69]);SIGN([.C69])=SIGN([.K69]);SIGN([.D69])=SIGN([.L69]);SIGN([.E69])=SIGN([.M69]);SIGN([.F69])=SIGN([.N69]);SIGN([.G69])=SIGN([.O6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tamp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tampo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70])=SIGN([.J70]);SIGN([.C70])=SIGN([.K70]);SIGN([.D70])=SIGN([.L70]);SIGN([.E70])=SIGN([.M70]);SIGN([.F70])=SIGN([.N70]);SIGN([.G70])=SIGN([.O7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ca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acao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71])=SIGN([.J71]);SIGN([.C71])=SIGN([.K71]);SIGN([.D71])=SIGN([.L71]);SIGN([.E71])=SIGN([.M71]);SIGN([.F71])=SIGN([.N71]);SIGN([.G71])=SIGN([.O7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ossession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possession</text:p>
          </table:table-cell>
          <table:table-cell table:style-name="ce10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22" table:formula="of:=AND(SIGN([.B72])=SIGN([.J72]);SIGN([.C72])=SIGN([.K72]);SIGN([.D72])=SIGN([.L72]);SIGN([.E72])=SIGN([.M72]);SIGN([.F72])=SIGN([.N72]);SIGN([.G72])=SIGN([.O7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aumo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saumo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73])=SIGN([.J73]);SIGN([.C73])=SIGN([.K73]);SIGN([.D73])=SIGN([.L73]);SIGN([.E73])=SIGN([.M73]);SIGN([.F73])=SIGN([.N73]);SIGN([.G73])=SIGN([.O7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ecour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ecours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?</text:p>
          </table:table-cell>
          <table:table-cell table:style-name="ce22" table:formula="of:=AND(SIGN([.B74])=SIGN([.J74]);SIGN([.C74])=SIGN([.K74]);SIGN([.D74])=SIGN([.L74]);SIGN([.E74])=SIGN([.M74]);SIGN([.F74])=SIGN([.N74]);SIGN([.G74])=SIGN([.O74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vecteu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vecteur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75])=SIGN([.J75]);SIGN([.C75])=SIGN([.K75]);SIGN([.D75])=SIGN([.L75]);SIGN([.E75])=SIGN([.M75]);SIGN([.F75])=SIGN([.N75]);SIGN([.G75])=SIGN([.O7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égularis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égularisation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76])=SIGN([.J76]);SIGN([.C76])=SIGN([.K76]);SIGN([.D76])=SIGN([.L76]);SIGN([.E76])=SIGN([.M76]);SIGN([.F76])=SIGN([.N76]);SIGN([.G76])=SIGN([.O7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otivation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motivation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77])=SIGN([.J77]);SIGN([.C77])=SIGN([.K77]);SIGN([.D77])=SIGN([.L77]);SIGN([.E77])=SIGN([.M77]);SIGN([.F77])=SIGN([.N77]);SIGN([.G77])=SIGN([.O7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l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olis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78])=SIGN([.J78]);SIGN([.C78])=SIGN([.K78]);SIGN([.D78])=SIGN([.L78]);SIGN([.E78])=SIGN([.M78]);SIGN([.F78])=SIGN([.N78]);SIGN([.G78])=SIGN([.O7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ltitud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altitud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79])=SIGN([.J79]);SIGN([.C79])=SIGN([.K79]);SIGN([.D79])=SIGN([.L79]);SIGN([.E79])=SIGN([.M79]);SIGN([.F79])=SIGN([.N79]);SIGN([.G79])=SIGN([.O7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scargo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escargo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80])=SIGN([.J80]);SIGN([.C80])=SIGN([.K80]);SIGN([.D80])=SIGN([.L80]);SIGN([.E80])=SIGN([.M80]);SIGN([.F80])=SIGN([.N80]);SIGN([.G80])=SIGN([.O8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i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aigl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81])=SIGN([.J81]);SIGN([.C81])=SIGN([.K81]);SIGN([.D81])=SIGN([.L81]);SIGN([.E81])=SIGN([.M81]);SIGN([.F81])=SIGN([.N81]);SIGN([.G81])=SIGN([.O8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vern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vernis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82])=SIGN([.J82]);SIGN([.C82])=SIGN([.K82]);SIGN([.D82])=SIGN([.L82]);SIGN([.E82])=SIGN([.M82]);SIGN([.F82])=SIGN([.N82]);SIGN([.G82])=SIGN([.O8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lor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hlor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83])=SIGN([.J83]);SIGN([.C83])=SIGN([.K83]);SIGN([.D83])=SIGN([.L83]);SIGN([.E83])=SIGN([.M83]);SIGN([.F83])=SIGN([.N83]);SIGN([.G83])=SIGN([.O8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oirée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oirée</text:p>
          </table:table-cell>
          <table:table-cell table:style-name="ce10" table:number-columns-repeated="3"/>
          <table:table-cell table:style-name="ce10" office:value-type="string" calcext:value-type="string">
            <text:p>?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84])=SIGN([.J84]);SIGN([.C84])=SIGN([.K84]);SIGN([.D84])=SIGN([.L84]);SIGN([.E84])=SIGN([.M84]);SIGN([.F84])=SIGN([.N84]);SIGN([.G84])=SIGN([.O84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ocesseu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processeur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style-name="ce22" table:formula="of:=AND(SIGN([.B85])=SIGN([.J85]);SIGN([.C85])=SIGN([.K85]);SIGN([.D85])=SIGN([.L85]);SIGN([.E85])=SIGN([.M85]);SIGN([.F85])=SIGN([.N85]);SIGN([.G85])=SIGN([.O85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versant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versant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86])=SIGN([.J86]);SIGN([.C86])=SIGN([.K86]);SIGN([.D86])=SIGN([.L86]);SIGN([.E86])=SIGN([.M86]);SIGN([.F86])=SIGN([.N86]);SIGN([.G86])=SIGN([.O8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rtific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artifice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4"/>
          <table:table-cell table:style-name="ce22" table:formula="of:=AND(SIGN([.B87])=SIGN([.J87]);SIGN([.C87])=SIGN([.K87]);SIGN([.D87])=SIGN([.L87]);SIGN([.E87])=SIGN([.M87]);SIGN([.F87])=SIGN([.N87]);SIGN([.G87])=SIGN([.O87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ens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sens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88])=SIGN([.J88]);SIGN([.C88])=SIGN([.K88]);SIGN([.D88])=SIGN([.L88]);SIGN([.E88])=SIGN([.M88]);SIGN([.F88])=SIGN([.N88]);SIGN([.G88])=SIGN([.O8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atériau</text:p>
          </table:table-cell>
          <table:table-cell table:style-name="ce9" table:number-columns-repeated="6"/>
          <table:table-cell table:style-name="ce15"/>
          <table:table-cell table:style-name="ce16" office:value-type="string" calcext:value-type="string">
            <text:p>matériau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89])=SIGN([.J89]);SIGN([.C89])=SIGN([.K89]);SIGN([.D89])=SIGN([.L89]);SIGN([.E89])=SIGN([.M89]);SIGN([.F89])=SIGN([.N89]);SIGN([.G89])=SIGN([.O8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éav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préavis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90])=SIGN([.J90]);SIGN([.C90])=SIGN([.K90]);SIGN([.D90])=SIGN([.L90]);SIGN([.E90])=SIGN([.M90]);SIGN([.F90])=SIGN([.N90]);SIGN([.G90])=SIGN([.O9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lot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flotte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91])=SIGN([.J91]);SIGN([.C91])=SIGN([.K91]);SIGN([.D91])=SIGN([.L91]);SIGN([.E91])=SIGN([.M91]);SIGN([.F91])=SIGN([.N91]);SIGN([.G91])=SIGN([.O91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laisir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plaisir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92])=SIGN([.J92]);SIGN([.C92])=SIGN([.K92]);SIGN([.D92])=SIGN([.L92]);SIGN([.E92])=SIGN([.M92]);SIGN([.F92])=SIGN([.N92]);SIGN([.G92])=SIGN([.O9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ugment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augment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93])=SIGN([.J93]);SIGN([.C93])=SIGN([.K93]);SIGN([.D93])=SIGN([.L93]);SIGN([.E93])=SIGN([.M93]);SIGN([.F93])=SIGN([.N93]);SIGN([.G93])=SIGN([.O9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lonis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lonisat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94])=SIGN([.J94]);SIGN([.C94])=SIGN([.K94]);SIGN([.D94])=SIGN([.L94]);SIGN([.E94])=SIGN([.M94]);SIGN([.F94])=SIGN([.N94]);SIGN([.G94])=SIGN([.O9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arrainag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parrainage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?</text:p>
          </table:table-cell>
          <table:table-cell table:style-name="ce22" table:formula="of:=AND(SIGN([.B95])=SIGN([.J95]);SIGN([.C95])=SIGN([.K95]);SIGN([.D95])=SIGN([.L95]);SIGN([.E95])=SIGN([.M95]);SIGN([.F95])=SIGN([.N95]);SIGN([.G95])=SIGN([.O95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ffirm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affirm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96])=SIGN([.J96]);SIGN([.C96])=SIGN([.K96]);SIGN([.D96])=SIGN([.L96]);SIGN([.E96])=SIGN([.M96]);SIGN([.F96])=SIGN([.N96]);SIGN([.G96])=SIGN([.O9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orizon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horizon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97])=SIGN([.J97]);SIGN([.C97])=SIGN([.K97]);SIGN([.D97])=SIGN([.L97]);SIGN([.E97])=SIGN([.M97]);SIGN([.F97])=SIGN([.N97]);SIGN([.G97])=SIGN([.O9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mbr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ambr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98])=SIGN([.J98]);SIGN([.C98])=SIGN([.K98]);SIGN([.D98])=SIGN([.L98]);SIGN([.E98])=SIGN([.M98]);SIGN([.F98])=SIGN([.N98]);SIGN([.G98])=SIGN([.O9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açad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façad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99])=SIGN([.J99]);SIGN([.C99])=SIGN([.K99]);SIGN([.D99])=SIGN([.L99]);SIGN([.E99])=SIGN([.M99]);SIGN([.F99])=SIGN([.N99]);SIGN([.G99])=SIGN([.O9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timbr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5"/>
          <table:table-cell table:style-name="ce16" office:value-type="string" calcext:value-type="string">
            <text:p>timbr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00])=SIGN([.J100]);SIGN([.C100])=SIGN([.K100]);SIGN([.D100])=SIGN([.L100]);SIGN([.E100])=SIGN([.M100]);SIGN([.F100])=SIGN([.N100]);SIGN([.G100])=SIGN([.O10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yaour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yaour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01])=SIGN([.J101]);SIGN([.C101])=SIGN([.K101]);SIGN([.D101])=SIGN([.L101]);SIGN([.E101])=SIGN([.M101]);SIGN([.F101])=SIGN([.N101]);SIGN([.G101])=SIGN([.O10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inalité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finalité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02])=SIGN([.J102]);SIGN([.C102])=SIGN([.K102]);SIGN([.D102])=SIGN([.L102]);SIGN([.E102])=SIGN([.M102]);SIGN([.F102])=SIGN([.N102]);SIGN([.G102])=SIGN([.O10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écolt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écol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22" table:formula="of:=AND(SIGN([.B103])=SIGN([.J103]);SIGN([.C103])=SIGN([.K103]);SIGN([.D103])=SIGN([.L103]);SIGN([.E103])=SIGN([.M103]);SIGN([.F103])=SIGN([.N103]);SIGN([.G103])=SIGN([.O10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ésastr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désastre</text:p>
          </table:table-cell>
          <table:table-cell table:style-name="ce10" table:number-columns-repeated="4"/>
          <table:table-cell table:style-name="ce10" office:value-type="string" calcext:value-type="string">
            <text:p>?</text:p>
          </table:table-cell>
          <table:table-cell table:style-name="ce10"/>
          <table:table-cell table:style-name="ce22" table:formula="of:=AND(SIGN([.B104])=SIGN([.J104]);SIGN([.C104])=SIGN([.K104]);SIGN([.D104])=SIGN([.L104]);SIGN([.E104])=SIGN([.M104]);SIGN([.F104])=SIGN([.N104]);SIGN([.G104])=SIGN([.O104])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ensualité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ensualité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05])=SIGN([.J105]);SIGN([.C105])=SIGN([.K105]);SIGN([.D105])=SIGN([.L105]);SIGN([.E105])=SIGN([.M105]);SIGN([.F105])=SIGN([.N105]);SIGN([.G105])=SIGN([.O10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troduc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ntroduc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06])=SIGN([.J106]);SIGN([.C106])=SIGN([.K106]);SIGN([.D106])=SIGN([.L106]);SIGN([.E106])=SIGN([.M106]);SIGN([.F106])=SIGN([.N106]);SIGN([.G106])=SIGN([.O10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qu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requi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07])=SIGN([.J107]);SIGN([.C107])=SIGN([.K107]);SIGN([.D107])=SIGN([.L107]);SIGN([.E107])=SIGN([.M107]);SIGN([.F107])=SIGN([.N107]);SIGN([.G107])=SIGN([.O10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ultiplic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multiplicité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08])=SIGN([.J108]);SIGN([.C108])=SIGN([.K108]);SIGN([.D108])=SIGN([.L108]);SIGN([.E108])=SIGN([.M108]);SIGN([.F108])=SIGN([.N108]);SIGN([.G108])=SIGN([.O108]))" office:value-type="float" office:value="1" calcext:value-type="float">
            <text:p>1</text:p>
          </table:table-cell>
          <table:table-cell table:style-name="ce23" office:value-type="string" calcext:value-type="string">
            <text:p>&lt;= CINDY FROM HERE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urcoû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surcoût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09])=SIGN([.J109]);SIGN([.C109])=SIGN([.K109]);SIGN([.D109])=SIGN([.L109]);SIGN([.E109])=SIGN([.M109]);SIGN([.F109])=SIGN([.N109]);SIGN([.G109])=SIGN([.O10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élinquanc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délinquanc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10])=SIGN([.J110]);SIGN([.C110])=SIGN([.K110]);SIGN([.D110])=SIGN([.L110]);SIGN([.E110])=SIGN([.M110]);SIGN([.F110])=SIGN([.N110]);SIGN([.G110])=SIGN([.O11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présent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eprésent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11])=SIGN([.J111]);SIGN([.C111])=SIGN([.K111]);SIGN([.D111])=SIGN([.L111]);SIGN([.E111])=SIGN([.M111]);SIGN([.F111])=SIGN([.N111]);SIGN([.G111])=SIGN([.O11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i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oi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12])=SIGN([.J112]);SIGN([.C112])=SIGN([.K112]);SIGN([.D112])=SIGN([.L112]);SIGN([.E112])=SIGN([.M112]);SIGN([.F112])=SIGN([.N112]);SIGN([.G112])=SIGN([.O11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iest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iest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13])=SIGN([.J113]);SIGN([.C113])=SIGN([.K113]);SIGN([.D113])=SIGN([.L113]);SIGN([.E113])=SIGN([.M113]);SIGN([.F113])=SIGN([.N113]);SIGN([.G113])=SIGN([.O11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passag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epassag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14])=SIGN([.J114]);SIGN([.C114])=SIGN([.K114]);SIGN([.D114])=SIGN([.L114]);SIGN([.E114])=SIGN([.M114]);SIGN([.F114])=SIGN([.N114]);SIGN([.G114])=SIGN([.O11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rchéologu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archéolog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15])=SIGN([.J115]);SIGN([.C115])=SIGN([.K115]);SIGN([.D115])=SIGN([.L115]);SIGN([.E115])=SIGN([.M115]);SIGN([.F115])=SIGN([.N115]);SIGN([.G115])=SIGN([.O11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ersonnalis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personnalisat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16])=SIGN([.J116]);SIGN([.C116])=SIGN([.K116]);SIGN([.D116])=SIGN([.L116]);SIGN([.E116])=SIGN([.M116]);SIGN([.F116])=SIGN([.N116]);SIGN([.G116])=SIGN([.O11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istributeu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distributeu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17])=SIGN([.J117]);SIGN([.C117])=SIGN([.K117]);SIGN([.D117])=SIGN([.L117]);SIGN([.E117])=SIGN([.M117]);SIGN([.F117])=SIGN([.N117]);SIGN([.G117])=SIGN([.O11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loup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lou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22" table:formula="of:=AND(SIGN([.B118])=SIGN([.J118]);SIGN([.C118])=SIGN([.K118]);SIGN([.D118])=SIGN([.L118]);SIGN([.E118])=SIGN([.M118]);SIGN([.F118])=SIGN([.N118]);SIGN([.G118])=SIGN([.O11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ous-titr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sous-titr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19])=SIGN([.J119]);SIGN([.C119])=SIGN([.K119]);SIGN([.D119])=SIGN([.L119]);SIGN([.E119])=SIGN([.M119]);SIGN([.F119])=SIGN([.N119]);SIGN([.G119])=SIGN([.O11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ppar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ppar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20])=SIGN([.J120]);SIGN([.C120])=SIGN([.K120]);SIGN([.D120])=SIGN([.L120]);SIGN([.E120])=SIGN([.M120]);SIGN([.F120])=SIGN([.N120]);SIGN([.G120])=SIGN([.O12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al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gale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121])=SIGN([.J121]);SIGN([.C121])=SIGN([.K121]);SIGN([.D121])=SIGN([.L121]);SIGN([.E121])=SIGN([.M121]);SIGN([.F121])=SIGN([.N121]);SIGN([.G121])=SIGN([.O12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probabilité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22])=SIGN([.J122]);SIGN([.C122])=SIGN([.K122]);SIGN([.D122])=SIGN([.L122]);SIGN([.E122])=SIGN([.M122]);SIGN([.F122])=SIGN([.N122]);SIGN([.G122])=SIGN([.O12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ris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ris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23])=SIGN([.J123]);SIGN([.C123])=SIGN([.K123]);SIGN([.D123])=SIGN([.L123]);SIGN([.E123])=SIGN([.M123]);SIGN([.F123])=SIGN([.N123]);SIGN([.G123])=SIGN([.O12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uiche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guiche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24])=SIGN([.J124]);SIGN([.C124])=SIGN([.K124]);SIGN([.D124])=SIGN([.L124]);SIGN([.E124])=SIGN([.M124]);SIGN([.F124])=SIGN([.N124]);SIGN([.G124])=SIGN([.O12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ensation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sensation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25])=SIGN([.J125]);SIGN([.C125])=SIGN([.K125]);SIGN([.D125])=SIGN([.L125]);SIGN([.E125])=SIGN([.M125]);SIGN([.F125])=SIGN([.N125]);SIGN([.G125])=SIGN([.O12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ond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fond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26])=SIGN([.J126]);SIGN([.C126])=SIGN([.K126]);SIGN([.D126])=SIGN([.L126]);SIGN([.E126])=SIGN([.M126]);SIGN([.F126])=SIGN([.N126]);SIGN([.G126])=SIGN([.O12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tribun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tribun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22" table:formula="of:=AND(SIGN([.B127])=SIGN([.J127]);SIGN([.C127])=SIGN([.K127]);SIGN([.D127])=SIGN([.L127]);SIGN([.E127])=SIGN([.M127]);SIGN([.F127])=SIGN([.N127]);SIGN([.G127])=SIGN([.O12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acrific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acrific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28])=SIGN([.J128]);SIGN([.C128])=SIGN([.K128]);SIGN([.D128])=SIGN([.L128]);SIGN([.E128])=SIGN([.M128]);SIGN([.F128])=SIGN([.N128]);SIGN([.G128])=SIGN([.O12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ésulta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résultat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29])=SIGN([.J129]);SIGN([.C129])=SIGN([.K129]);SIGN([.D129])=SIGN([.L129]);SIGN([.E129])=SIGN([.M129]);SIGN([.F129])=SIGN([.N129]);SIGN([.G129])=SIGN([.O12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épatite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hépatit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30])=SIGN([.J130]);SIGN([.C130])=SIGN([.K130]);SIGN([.D130])=SIGN([.L130]);SIGN([.E130])=SIGN([.M130]);SIGN([.F130])=SIGN([.N130]);SIGN([.G130])=SIGN([.O13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ombardement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bombardement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31])=SIGN([.J131]);SIGN([.C131])=SIGN([.K131]);SIGN([.D131])=SIGN([.L131]);SIGN([.E131])=SIGN([.M131]);SIGN([.F131])=SIGN([.N131]);SIGN([.G131])=SIGN([.O13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énérateu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générateur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22" table:formula="of:=AND(SIGN([.B132])=SIGN([.J132]);SIGN([.C132])=SIGN([.K132]);SIGN([.D132])=SIGN([.L132]);SIGN([.E132])=SIGN([.M132]);SIGN([.F132])=SIGN([.N132]);SIGN([.G132])=SIGN([.O13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ractéris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aractéris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33])=SIGN([.J133]);SIGN([.C133])=SIGN([.K133]);SIGN([.D133])=SIGN([.L133]);SIGN([.E133])=SIGN([.M133]);SIGN([.F133])=SIGN([.N133]);SIGN([.G133])=SIGN([.O13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xtinc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extinct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34])=SIGN([.J134]);SIGN([.C134])=SIGN([.K134]);SIGN([.D134])=SIGN([.L134]);SIGN([.E134])=SIGN([.M134]);SIGN([.F134])=SIGN([.N134]);SIGN([.G134])=SIGN([.O13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pécul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péculation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35])=SIGN([.J135]);SIGN([.C135])=SIGN([.K135]);SIGN([.D135])=SIGN([.L135]);SIGN([.E135])=SIGN([.M135]);SIGN([.F135])=SIGN([.N135]);SIGN([.G135])=SIGN([.O13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éun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éun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36])=SIGN([.J136]);SIGN([.C136])=SIGN([.K136]);SIGN([.D136])=SIGN([.L136]);SIGN([.E136])=SIGN([.M136]);SIGN([.F136])=SIGN([.N136]);SIGN([.G136])=SIGN([.O13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pposan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opposan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37])=SIGN([.J137]);SIGN([.C137])=SIGN([.K137]);SIGN([.D137])=SIGN([.L137]);SIGN([.E137])=SIGN([.M137]);SIGN([.F137])=SIGN([.N137]);SIGN([.G137])=SIGN([.O13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oja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soja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138])=SIGN([.J138]);SIGN([.C138])=SIGN([.K138]);SIGN([.D138])=SIGN([.L138]);SIGN([.E138])=SIGN([.M138]);SIGN([.F138])=SIGN([.N138]);SIGN([.G138])=SIGN([.O13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essi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dessi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39])=SIGN([.J139]);SIGN([.C139])=SIGN([.K139]);SIGN([.D139])=SIGN([.L139]);SIGN([.E139])=SIGN([.M139]);SIGN([.F139])=SIGN([.N139]);SIGN([.G139])=SIGN([.O13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viction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conviction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40])=SIGN([.J140]);SIGN([.C140])=SIGN([.K140]);SIGN([.D140])=SIGN([.L140]);SIGN([.E140])=SIGN([.M140]);SIGN([.F140])=SIGN([.N140]);SIGN([.G140])=SIGN([.O14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os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141])=SIGN([.J141]);SIGN([.C141])=SIGN([.K141]);SIGN([.D141])=SIGN([.L141]);SIGN([.E141])=SIGN([.M141]);SIGN([.F141])=SIGN([.N141]);SIGN([.G141])=SIGN([.O14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old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olde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42])=SIGN([.J142]);SIGN([.C142])=SIGN([.K142]);SIGN([.D142])=SIGN([.L142]);SIGN([.E142])=SIGN([.M142]);SIGN([.F142])=SIGN([.N142]);SIGN([.G142])=SIGN([.O14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lo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lo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43])=SIGN([.J143]);SIGN([.C143])=SIGN([.K143]);SIGN([.D143])=SIGN([.L143]);SIGN([.E143])=SIGN([.M143]);SIGN([.F143])=SIGN([.N143]);SIGN([.G143])=SIGN([.O14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apillo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papill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22" table:formula="of:=AND(SIGN([.B144])=SIGN([.J144]);SIGN([.C144])=SIGN([.K144]);SIGN([.D144])=SIGN([.L144]);SIGN([.E144])=SIGN([.M144]);SIGN([.F144])=SIGN([.N144]);SIGN([.G144])=SIGN([.O14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édiatio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médiat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45])=SIGN([.J145]);SIGN([.C145])=SIGN([.K145]);SIGN([.D145])=SIGN([.L145]);SIGN([.E145])=SIGN([.M145]);SIGN([.F145])=SIGN([.N145]);SIGN([.G145])=SIGN([.O14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valoris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evalorisat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46])=SIGN([.J146]);SIGN([.C146])=SIGN([.K146]);SIGN([.D146])=SIGN([.L146]);SIGN([.E146])=SIGN([.M146]);SIGN([.F146])=SIGN([.N146]);SIGN([.G146])=SIGN([.O14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ppartenanc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appartenanc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47])=SIGN([.J147]);SIGN([.C147])=SIGN([.K147]);SIGN([.D147])=SIGN([.L147]);SIGN([.E147])=SIGN([.M147]);SIGN([.F147])=SIGN([.N147]);SIGN([.G147])=SIGN([.O14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lad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balad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48])=SIGN([.J148]);SIGN([.C148])=SIGN([.K148]);SIGN([.D148])=SIGN([.L148]);SIGN([.E148])=SIGN([.M148]);SIGN([.F148])=SIGN([.N148]);SIGN([.G148])=SIGN([.O14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ose</text:p>
          </table:table-cell>
          <table:table-cell table:style-name="ce9" table:number-columns-repeated="4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pos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49])=SIGN([.J149]);SIGN([.C149])=SIGN([.K149]);SIGN([.D149])=SIGN([.L149]);SIGN([.E149])=SIGN([.M149]);SIGN([.F149])=SIGN([.N149]);SIGN([.G149])=SIGN([.O14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venturi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aventurie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50])=SIGN([.J150]);SIGN([.C150])=SIGN([.K150]);SIGN([.D150])=SIGN([.L150]);SIGN([.E150])=SIGN([.M150]);SIGN([.F150])=SIGN([.N150]);SIGN([.G150])=SIGN([.O15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fection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nfection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51])=SIGN([.J151]);SIGN([.C151])=SIGN([.K151]);SIGN([.D151])=SIGN([.L151]);SIGN([.E151])=SIGN([.M151]);SIGN([.F151])=SIGN([.N151]);SIGN([.G151])=SIGN([.O15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os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dos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52])=SIGN([.J152]);SIGN([.C152])=SIGN([.K152]);SIGN([.D152])=SIGN([.L152]);SIGN([.E152])=SIGN([.M152]);SIGN([.F152])=SIGN([.N152]);SIGN([.G152])=SIGN([.O15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lief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5"/>
          <table:table-cell table:style-name="ce16" office:value-type="string" calcext:value-type="string">
            <text:p>relief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53])=SIGN([.J153]);SIGN([.C153])=SIGN([.K153]);SIGN([.D153])=SIGN([.L153]);SIGN([.E153])=SIGN([.M153]);SIGN([.F153])=SIGN([.N153]);SIGN([.G153])=SIGN([.O15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trovers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ntrovers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54])=SIGN([.J154]);SIGN([.C154])=SIGN([.K154]);SIGN([.D154])=SIGN([.L154]);SIGN([.E154])=SIGN([.M154]);SIGN([.F154])=SIGN([.N154]);SIGN([.G154])=SIGN([.O15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vit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nvitatio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55])=SIGN([.J155]);SIGN([.C155])=SIGN([.K155]);SIGN([.D155])=SIGN([.L155]);SIGN([.E155])=SIGN([.M155]);SIGN([.F155])=SIGN([.N155]);SIGN([.G155])=SIGN([.O15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ccord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accord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56])=SIGN([.J156]);SIGN([.C156])=SIGN([.K156]);SIGN([.D156])=SIGN([.L156]);SIGN([.E156])=SIGN([.M156]);SIGN([.F156])=SIGN([.N156]);SIGN([.G156])=SIGN([.O15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ternationa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international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57])=SIGN([.J157]);SIGN([.C157])=SIGN([.K157]);SIGN([.D157])=SIGN([.L157]);SIGN([.E157])=SIGN([.M157]);SIGN([.F157])=SIGN([.N157]);SIGN([.G157])=SIGN([.O15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servatoi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onservatoir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58])=SIGN([.J158]);SIGN([.C158])=SIGN([.K158]);SIGN([.D158])=SIGN([.L158]);SIGN([.E158])=SIGN([.M158]);SIGN([.F158])=SIGN([.N158]);SIGN([.G158])=SIGN([.O15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lateau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plateau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22" table:formula="of:=AND(SIGN([.B159])=SIGN([.J159]);SIGN([.C159])=SIGN([.K159]);SIGN([.D159])=SIGN([.L159]);SIGN([.E159])=SIGN([.M159]);SIGN([.F159])=SIGN([.N159]);SIGN([.G159])=SIGN([.O15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onctionnair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fonctionnair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60])=SIGN([.J160]);SIGN([.C160])=SIGN([.K160]);SIGN([.D160])=SIGN([.L160]);SIGN([.E160])=SIGN([.M160]);SIGN([.F160])=SIGN([.N160]);SIGN([.G160])=SIGN([.O16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squet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asquet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61])=SIGN([.J161]);SIGN([.C161])=SIGN([.K161]);SIGN([.D161])=SIGN([.L161]);SIGN([.E161])=SIGN([.M161]);SIGN([.F161])=SIGN([.N161]);SIGN([.G161])=SIGN([.O16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ssociatio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16" office:value-type="string" calcext:value-type="string">
            <text:p>associatio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62])=SIGN([.J162]);SIGN([.C162])=SIGN([.K162]);SIGN([.D162])=SIGN([.L162]);SIGN([.E162])=SIGN([.M162]);SIGN([.F162])=SIGN([.N162]);SIGN([.G162])=SIGN([.O16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ïncidenc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coïncidenc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63])=SIGN([.J163]);SIGN([.C163])=SIGN([.K163]);SIGN([.D163])=SIGN([.L163]);SIGN([.E163])=SIGN([.M163]);SIGN([.F163])=SIGN([.N163]);SIGN([.G163])=SIGN([.O16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eu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feu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22" table:formula="of:=AND(SIGN([.B164])=SIGN([.J164]);SIGN([.C164])=SIGN([.K164]);SIGN([.D164])=SIGN([.L164]);SIGN([.E164])=SIGN([.M164]);SIGN([.F164])=SIGN([.N164]);SIGN([.G164])=SIGN([.O16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lucid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lucidité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65])=SIGN([.J165]);SIGN([.C165])=SIGN([.K165]);SIGN([.D165])=SIGN([.L165]);SIGN([.E165])=SIGN([.M165]);SIGN([.F165])=SIGN([.N165]);SIGN([.G165])=SIGN([.O16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scendan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ascendant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66])=SIGN([.J166]);SIGN([.C166])=SIGN([.K166]);SIGN([.D166])=SIGN([.L166]);SIGN([.E166])=SIGN([.M166]);SIGN([.F166])=SIGN([.N166]);SIGN([.G166])=SIGN([.O16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ê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prêt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67])=SIGN([.J167]);SIGN([.C167])=SIGN([.K167]);SIGN([.D167])=SIGN([.L167]);SIGN([.E167])=SIGN([.M167]);SIGN([.F167])=SIGN([.N167]);SIGN([.G167])=SIGN([.O16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mmémor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mmémoration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68])=SIGN([.J168]);SIGN([.C168])=SIGN([.K168]);SIGN([.D168])=SIGN([.L168]);SIGN([.E168])=SIGN([.M168]);SIGN([.F168])=SIGN([.N168]);SIGN([.G168])=SIGN([.O16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tracepti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ontraceptio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22" table:formula="of:=AND(SIGN([.B169])=SIGN([.J169]);SIGN([.C169])=SIGN([.K169]);SIGN([.D169])=SIGN([.L169]);SIGN([.E169])=SIGN([.M169]);SIGN([.F169])=SIGN([.N169]);SIGN([.G169])=SIGN([.O16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étiquet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étiquet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70])=SIGN([.J170]);SIGN([.C170])=SIGN([.K170]);SIGN([.D170])=SIGN([.L170]);SIGN([.E170])=SIGN([.M170]);SIGN([.F170])=SIGN([.N170]);SIGN([.G170])=SIGN([.O17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isput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disput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71])=SIGN([.J171]);SIGN([.C171])=SIGN([.K171]);SIGN([.D171])=SIGN([.L171]);SIGN([.E171])=SIGN([.M171]);SIGN([.F171])=SIGN([.N171]);SIGN([.G171])=SIGN([.O17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oeurs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oeurs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72])=SIGN([.J172]);SIGN([.C172])=SIGN([.K172]);SIGN([.D172])=SIGN([.L172]);SIGN([.E172])=SIGN([.M172]);SIGN([.F172])=SIGN([.N172]);SIGN([.G172])=SIGN([.O17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abi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habi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73])=SIGN([.J173]);SIGN([.C173])=SIGN([.K173]);SIGN([.D173])=SIGN([.L173]);SIGN([.E173])=SIGN([.M173]);SIGN([.F173])=SIGN([.N173]);SIGN([.G173])=SIGN([.O17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êt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fêt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74])=SIGN([.J174]);SIGN([.C174])=SIGN([.K174]);SIGN([.D174])=SIGN([.L174]);SIGN([.E174])=SIGN([.M174]);SIGN([.F174])=SIGN([.N174]);SIGN([.G174])=SIGN([.O17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ouverneu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gouverneu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75])=SIGN([.J175]);SIGN([.C175])=SIGN([.K175]);SIGN([.D175])=SIGN([.L175]);SIGN([.E175])=SIGN([.M175]);SIGN([.F175])=SIGN([.N175]);SIGN([.G175])=SIGN([.O17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all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sall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76])=SIGN([.J176]);SIGN([.C176])=SIGN([.K176]);SIGN([.D176])=SIGN([.L176]);SIGN([.E176])=SIGN([.M176]);SIGN([.F176])=SIGN([.N176]);SIGN([.G176])=SIGN([.O17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ing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sing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177])=SIGN([.J177]);SIGN([.C177])=SIGN([.K177]);SIGN([.D177])=SIGN([.L177]);SIGN([.E177])=SIGN([.M177]);SIGN([.F177])=SIGN([.N177]);SIGN([.G177])=SIGN([.O17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ôtelleri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hôtellerie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78])=SIGN([.J178]);SIGN([.C178])=SIGN([.K178]);SIGN([.D178])=SIGN([.L178]);SIGN([.E178])=SIGN([.M178]);SIGN([.F178])=SIGN([.N178]);SIGN([.G178])=SIGN([.O17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érit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mérite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79])=SIGN([.J179]);SIGN([.C179])=SIGN([.K179]);SIGN([.D179])=SIGN([.L179]);SIGN([.E179])=SIGN([.M179]);SIGN([.F179])=SIGN([.N179]);SIGN([.G179])=SIGN([.O17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trôn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trôn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80])=SIGN([.J180]);SIGN([.C180])=SIGN([.K180]);SIGN([.D180])=SIGN([.L180]);SIGN([.E180])=SIGN([.M180]);SIGN([.F180])=SIGN([.N180]);SIGN([.G180])=SIGN([.O18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ouque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bouque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22" table:formula="of:=AND(SIGN([.B181])=SIGN([.J181]);SIGN([.C181])=SIGN([.K181]);SIGN([.D181])=SIGN([.L181]);SIGN([.E181])=SIGN([.M181]);SIGN([.F181])=SIGN([.N181]);SIGN([.G181])=SIGN([.O18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ristal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ristal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182])=SIGN([.J182]);SIGN([.C182])=SIGN([.K182]);SIGN([.D182])=SIGN([.L182]);SIGN([.E182])=SIGN([.M182]);SIGN([.F182])=SIGN([.N182]);SIGN([.G182])=SIGN([.O18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ublicati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publicatio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83])=SIGN([.J183]);SIGN([.C183])=SIGN([.K183]);SIGN([.D183])=SIGN([.L183]);SIGN([.E183])=SIGN([.M183]);SIGN([.F183])=SIGN([.N183]);SIGN([.G183])=SIGN([.O18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épannag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dépannag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84])=SIGN([.J184]);SIGN([.C184])=SIGN([.K184]);SIGN([.D184])=SIGN([.L184]);SIGN([.E184])=SIGN([.M184]);SIGN([.F184])=SIGN([.N184]);SIGN([.G184])=SIGN([.O18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éni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déni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185])=SIGN([.J185]);SIGN([.C185])=SIGN([.K185]);SIGN([.D185])=SIGN([.L185]);SIGN([.E185])=SIGN([.M185]);SIGN([.F185])=SIGN([.N185]);SIGN([.G185])=SIGN([.O18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essus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dessus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86])=SIGN([.J186]);SIGN([.C186])=SIGN([.K186]);SIGN([.D186])=SIGN([.L186]);SIGN([.E186])=SIGN([.M186]);SIGN([.F186])=SIGN([.N186]);SIGN([.G186])=SIGN([.O18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énératio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16" office:value-type="string" calcext:value-type="string">
            <text:p>génération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22" table:formula="of:=AND(SIGN([.B187])=SIGN([.J187]);SIGN([.C187])=SIGN([.K187]);SIGN([.D187])=SIGN([.L187]);SIGN([.E187])=SIGN([.M187]);SIGN([.F187])=SIGN([.N187]);SIGN([.G187])=SIGN([.O18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ièr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bièr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88])=SIGN([.J188]);SIGN([.C188])=SIGN([.K188]);SIGN([.D188])=SIGN([.L188]);SIGN([.E188])=SIGN([.M188]);SIGN([.F188])=SIGN([.N188]);SIGN([.G188])=SIGN([.O18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ie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bien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89])=SIGN([.J189]);SIGN([.C189])=SIGN([.K189]);SIGN([.D189])=SIGN([.L189]);SIGN([.E189])=SIGN([.M189]);SIGN([.F189])=SIGN([.N189]);SIGN([.G189])=SIGN([.O18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ordereau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bordereau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90])=SIGN([.J190]);SIGN([.C190])=SIGN([.K190]);SIGN([.D190])=SIGN([.L190]);SIGN([.E190])=SIGN([.M190]);SIGN([.F190])=SIGN([.N190]);SIGN([.G190])=SIGN([.O19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tré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ontré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191])=SIGN([.J191]);SIGN([.C191])=SIGN([.K191]);SIGN([.D191])=SIGN([.L191]);SIGN([.E191])=SIGN([.M191]);SIGN([.F191])=SIGN([.N191]);SIGN([.G191])=SIGN([.O19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ouci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souci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92])=SIGN([.J192]);SIGN([.C192])=SIGN([.K192]);SIGN([.D192])=SIGN([.L192]);SIGN([.E192])=SIGN([.M192]);SIGN([.F192])=SIGN([.N192]);SIGN([.G192])=SIGN([.O19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sistanc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consistanc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93])=SIGN([.J193]);SIGN([.C193])=SIGN([.K193]);SIGN([.D193])=SIGN([.L193]);SIGN([.E193])=SIGN([.M193]);SIGN([.F193])=SIGN([.N193]);SIGN([.G193])=SIGN([.O19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spèc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espèc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22" table:formula="of:=AND(SIGN([.B194])=SIGN([.J194]);SIGN([.C194])=SIGN([.K194]);SIGN([.D194])=SIGN([.L194]);SIGN([.E194])=SIGN([.M194]);SIGN([.F194])=SIGN([.N194]);SIGN([.G194])=SIGN([.O19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oix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hoix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2" table:formula="of:=AND(SIGN([.B195])=SIGN([.J195]);SIGN([.C195])=SIGN([.K195]);SIGN([.D195])=SIGN([.L195]);SIGN([.E195])=SIGN([.M195]);SIGN([.F195])=SIGN([.N195]);SIGN([.G195])=SIGN([.O19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nouveauté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nouveauté</text:p>
          </table:table-cell>
          <table:table-cell table:style-name="ce10"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96])=SIGN([.J196]);SIGN([.C196])=SIGN([.K196]);SIGN([.D196])=SIGN([.L196]);SIGN([.E196])=SIGN([.M196]);SIGN([.F196])=SIGN([.N196]);SIGN([.G196])=SIGN([.O19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onastèr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monastèr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197])=SIGN([.J197]);SIGN([.C197])=SIGN([.K197]);SIGN([.D197])=SIGN([.L197]);SIGN([.E197])=SIGN([.M197]);SIGN([.F197])=SIGN([.N197]);SIGN([.G197])=SIGN([.O19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fier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fierté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98])=SIGN([.J198]);SIGN([.C198])=SIGN([.K198]);SIGN([.D198])=SIGN([.L198]);SIGN([.E198])=SIGN([.M198]);SIGN([.F198])=SIGN([.N198]);SIGN([.G198])=SIGN([.O19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rôm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arôme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199])=SIGN([.J199]);SIGN([.C199])=SIGN([.K199]);SIGN([.D199])=SIGN([.L199]);SIGN([.E199])=SIGN([.M199]);SIGN([.F199])=SIGN([.N199]);SIGN([.G199])=SIGN([.O19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ju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jus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22" table:formula="of:=AND(SIGN([.B200])=SIGN([.J200]);SIGN([.C200])=SIGN([.K200]);SIGN([.D200])=SIGN([.L200]);SIGN([.E200])=SIGN([.M200]);SIGN([.F200])=SIGN([.N200]);SIGN([.G200])=SIGN([.O20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vendredi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vendredi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2" table:formula="of:=AND(SIGN([.B201])=SIGN([.J201]);SIGN([.C201])=SIGN([.K201]);SIGN([.D201])=SIGN([.L201]);SIGN([.E201])=SIGN([.M201]);SIGN([.F201])=SIGN([.N201]);SIGN([.G201])=SIGN([.O20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u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u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202])=SIGN([.J202]);SIGN([.C202])=SIGN([.K202]);SIGN([.D202])=SIGN([.L202]);SIGN([.E202])=SIGN([.M202]);SIGN([.F202])=SIGN([.N202]);SIGN([.G202])=SIGN([.O20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cepteu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concepteur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22" table:formula="of:=AND(SIGN([.B203])=SIGN([.J203]);SIGN([.C203])=SIGN([.K203]);SIGN([.D203])=SIGN([.L203]);SIGN([.E203])=SIGN([.M203]);SIGN([.F203])=SIGN([.N203]);SIGN([.G203])=SIGN([.O20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odium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podium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22" table:formula="of:=AND(SIGN([.B204])=SIGN([.J204]);SIGN([.C204])=SIGN([.K204]);SIGN([.D204])=SIGN([.L204]);SIGN([.E204])=SIGN([.M204]);SIGN([.F204])=SIGN([.N204]);SIGN([.G204])=SIGN([.O20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lume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plume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205])=SIGN([.J205]);SIGN([.C205])=SIGN([.K205]);SIGN([.D205])=SIGN([.L205]);SIGN([.E205])=SIGN([.M205]);SIGN([.F205])=SIGN([.N205]);SIGN([.G205])=SIGN([.O20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gnon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pignon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2" table:formula="of:=AND(SIGN([.B206])=SIGN([.J206]);SIGN([.C206])=SIGN([.K206]);SIGN([.D206])=SIGN([.L206]);SIGN([.E206])=SIGN([.M206]);SIGN([.F206])=SIGN([.N206]);SIGN([.G206])=SIGN([.O20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quêt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nquête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22" table:formula="of:=AND(SIGN([.B207])=SIGN([.J207]);SIGN([.C207])=SIGN([.K207]);SIGN([.D207])=SIGN([.L207]);SIGN([.E207])=SIGN([.M207]);SIGN([.F207])=SIGN([.N207]);SIGN([.G207])=SIGN([.O20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ermiss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permission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08])=SIGN([.J208]);SIGN([.C208])=SIGN([.K208]);SIGN([.D208])=SIGN([.L208]);SIGN([.E208])=SIGN([.M208]);SIGN([.F208])=SIGN([.N208]);SIGN([.G208])=SIGN([.O208]))" office:value-type="float" office:value="0" calcext:value-type="float">
            <text:p>0</text:p>
          </table:table-cell>
          <table:table-cell table:style-name="ce23" office:value-type="string" calcext:value-type="string">
            <text:p>&lt;= CARLOS FROM HERE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éducateu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éducateu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09])=SIGN([.J209]);SIGN([.C209])=SIGN([.K209]);SIGN([.D209])=SIGN([.L209]);SIGN([.E209])=SIGN([.M209]);SIGN([.F209])=SIGN([.N209]);SIGN([.G209])=SIGN([.O20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nazi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nazi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10])=SIGN([.J210]);SIGN([.C210])=SIGN([.K210]);SIGN([.D210])=SIGN([.L210]);SIGN([.E210])=SIGN([.M210]);SIGN([.F210])=SIGN([.N210]);SIGN([.G210])=SIGN([.O21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ideau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rideau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11])=SIGN([.J211]);SIGN([.C211])=SIGN([.K211]);SIGN([.D211])=SIGN([.L211]);SIGN([.E211])=SIGN([.M211]);SIGN([.F211])=SIGN([.N211]);SIGN([.G211])=SIGN([.O21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quarium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quarium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12])=SIGN([.J212]);SIGN([.C212])=SIGN([.K212]);SIGN([.D212])=SIGN([.L212]);SIGN([.E212])=SIGN([.M212]);SIGN([.F212])=SIGN([.N212]);SIGN([.G212])=SIGN([.O21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othès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prothès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13])=SIGN([.J213]);SIGN([.C213])=SIGN([.K213]);SIGN([.D213])=SIGN([.L213]);SIGN([.E213])=SIGN([.M213]);SIGN([.F213])=SIGN([.N213]);SIGN([.G213])=SIGN([.O21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emestr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semestre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14])=SIGN([.J214]);SIGN([.C214])=SIGN([.K214]);SIGN([.D214])=SIGN([.L214]);SIGN([.E214])=SIGN([.M214]);SIGN([.F214])=SIGN([.N214]);SIGN([.G214])=SIGN([.O21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quinzain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quinzain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15])=SIGN([.J215]);SIGN([.C215])=SIGN([.K215]);SIGN([.D215])=SIGN([.L215]);SIGN([.E215])=SIGN([.M215]);SIGN([.F215])=SIGN([.N215]);SIGN([.G215])=SIGN([.O21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vers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invers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2" table:formula="of:=AND(SIGN([.B216])=SIGN([.J216]);SIGN([.C216])=SIGN([.K216]);SIGN([.D216])=SIGN([.L216]);SIGN([.E216])=SIGN([.M216]);SIGN([.F216])=SIGN([.N216]);SIGN([.G216])=SIGN([.O21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damné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condamné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17])=SIGN([.J217]);SIGN([.C217])=SIGN([.K217]);SIGN([.D217])=SIGN([.L217]);SIGN([.E217])=SIGN([.M217]);SIGN([.F217])=SIGN([.N217]);SIGN([.G217])=SIGN([.O21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ronologi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chronologi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18])=SIGN([.J218]);SIGN([.C218])=SIGN([.K218]);SIGN([.D218])=SIGN([.L218]);SIGN([.E218])=SIGN([.M218]);SIGN([.F218])=SIGN([.N218]);SIGN([.G218])=SIGN([.O21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ventair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nventair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19])=SIGN([.J219]);SIGN([.C219])=SIGN([.K219]);SIGN([.D219])=SIGN([.L219]);SIGN([.E219])=SIGN([.M219]);SIGN([.F219])=SIGN([.N219]);SIGN([.G219])=SIGN([.O21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nseign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enseign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20])=SIGN([.J220]);SIGN([.C220])=SIGN([.K220]);SIGN([.D220])=SIGN([.L220]);SIGN([.E220])=SIGN([.M220]);SIGN([.F220])=SIGN([.N220]);SIGN([.G220])=SIGN([.O22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ul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ul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AND(SIGN([.B221])=SIGN([.J221]);SIGN([.C221])=SIGN([.K221]);SIGN([.D221])=SIGN([.L221]);SIGN([.E221])=SIGN([.M221]);SIGN([.F221])=SIGN([.N221]);SIGN([.G221])=SIGN([.O22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ttribut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attribut</text:p>
          </table:table-cell>
          <table:table-cell table:style-name="ce18" table:number-columns-repeated="2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22])=SIGN([.J222]);SIGN([.C222])=SIGN([.K222]);SIGN([.D222])=SIGN([.L222]);SIGN([.E222])=SIGN([.M222]);SIGN([.F222])=SIGN([.N222]);SIGN([.G222])=SIGN([.O22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ctific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ectificat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23])=SIGN([.J223]);SIGN([.C223])=SIGN([.K223]);SIGN([.D223])=SIGN([.L223]);SIGN([.E223])=SIGN([.M223]);SIGN([.F223])=SIGN([.N223]);SIGN([.G223])=SIGN([.O22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sign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nsignat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24])=SIGN([.J224]);SIGN([.C224])=SIGN([.K224]);SIGN([.D224])=SIGN([.L224]);SIGN([.E224])=SIGN([.M224]);SIGN([.F224])=SIGN([.N224]);SIGN([.G224])=SIGN([.O22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us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caus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25])=SIGN([.J225]);SIGN([.C225])=SIGN([.K225]);SIGN([.D225])=SIGN([.L225]);SIGN([.E225])=SIGN([.M225]);SIGN([.F225])=SIGN([.N225]);SIGN([.G225])=SIGN([.O22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guerr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guerre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26])=SIGN([.J226]);SIGN([.C226])=SIGN([.K226]);SIGN([.D226])=SIGN([.L226]);SIGN([.E226])=SIGN([.M226]);SIGN([.F226])=SIGN([.N226]);SIGN([.G226])=SIGN([.O22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mbassad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mbassad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27])=SIGN([.J227]);SIGN([.C227])=SIGN([.K227]);SIGN([.D227])=SIGN([.L227]);SIGN([.E227])=SIGN([.M227]);SIGN([.F227])=SIGN([.N227]);SIGN([.G227])=SIGN([.O22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hysiqu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physique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28])=SIGN([.J228]);SIGN([.C228])=SIGN([.K228]);SIGN([.D228])=SIGN([.L228]);SIGN([.E228])=SIGN([.M228]);SIGN([.F228])=SIGN([.N228]);SIGN([.G228])=SIGN([.O22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erd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merd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2" table:formula="of:=AND(SIGN([.B229])=SIGN([.J229]);SIGN([.C229])=SIGN([.K229]);SIGN([.D229])=SIGN([.L229]);SIGN([.E229])=SIGN([.M229]);SIGN([.F229])=SIGN([.N229]);SIGN([.G229])=SIGN([.O22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tentieux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ntentieux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30])=SIGN([.J230]);SIGN([.C230])=SIGN([.K230]);SIGN([.D230])=SIGN([.L230]);SIGN([.E230])=SIGN([.M230]);SIGN([.F230])=SIGN([.N230]);SIGN([.G230])=SIGN([.O23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kiosqu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kiosqu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31])=SIGN([.J231]);SIGN([.C231])=SIGN([.K231]);SIGN([.D231])=SIGN([.L231]);SIGN([.E231])=SIGN([.M231]);SIGN([.F231])=SIGN([.N231]);SIGN([.G231])=SIGN([.O23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ppareil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ppareil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2" table:formula="of:=AND(SIGN([.B232])=SIGN([.J232]);SIGN([.C232])=SIGN([.K232]);SIGN([.D232])=SIGN([.L232]);SIGN([.E232])=SIGN([.M232]);SIGN([.F232])=SIGN([.N232]);SIGN([.G232])=SIGN([.O23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ajorité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ajorité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2" table:formula="of:=AND(SIGN([.B233])=SIGN([.J233]);SIGN([.C233])=SIGN([.K233]);SIGN([.D233])=SIGN([.L233]);SIGN([.E233])=SIGN([.M233]);SIGN([.F233])=SIGN([.N233]);SIGN([.G233])=SIGN([.O23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drag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adrage</text:p>
          </table:table-cell>
          <table:table-cell table:style-name="ce18" table:number-columns-repeated="4"/>
          <table:table-cell table:number-columns-repeated="2" table:style-name="ce18" office:value-type="float" office:value="1" calcext:value-type="float">
            <text:p>1</text:p>
          </table:table-cell>
          <table:table-cell table:style-name="ce22" table:formula="of:=AND(SIGN([.B234])=SIGN([.J234]);SIGN([.C234])=SIGN([.K234]);SIGN([.D234])=SIGN([.L234]);SIGN([.E234])=SIGN([.M234]);SIGN([.F234])=SIGN([.N234]);SIGN([.G234])=SIGN([.O234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l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ol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22" table:formula="of:=AND(SIGN([.B235])=SIGN([.J235]);SIGN([.C235])=SIGN([.K235]);SIGN([.D235])=SIGN([.L235]);SIGN([.E235])=SIGN([.M235]);SIGN([.F235])=SIGN([.N235]);SIGN([.G235])=SIGN([.O23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âteau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hâteau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36])=SIGN([.J236]);SIGN([.C236])=SIGN([.K236]);SIGN([.D236])=SIGN([.L236]);SIGN([.E236])=SIGN([.M236]);SIGN([.F236])=SIGN([.N236]);SIGN([.G236])=SIGN([.O23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ui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suite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37])=SIGN([.J237]);SIGN([.C237])=SIGN([.K237]);SIGN([.D237])=SIGN([.L237]);SIGN([.E237])=SIGN([.M237]);SIGN([.F237])=SIGN([.N237]);SIGN([.G237])=SIGN([.O23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éférence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préférence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38])=SIGN([.J238]);SIGN([.C238])=SIGN([.K238]);SIGN([.D238])=SIGN([.L238]);SIGN([.E238])=SIGN([.M238]);SIGN([.F238])=SIGN([.N238]);SIGN([.G238])=SIGN([.O23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localisation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localisation</text:p>
          </table:table-cell>
          <table:table-cell table:style-name="ce18" table:number-columns-repeated="4"/>
          <table:table-cell table:number-columns-repeated="2" table:style-name="ce18" office:value-type="float" office:value="1" calcext:value-type="float">
            <text:p>1</text:p>
          </table:table-cell>
          <table:table-cell table:style-name="ce22" table:formula="of:=AND(SIGN([.B239])=SIGN([.J239]);SIGN([.C239])=SIGN([.K239]);SIGN([.D239])=SIGN([.L239]);SIGN([.E239])=SIGN([.M239]);SIGN([.F239])=SIGN([.N239]);SIGN([.G239])=SIGN([.O239]))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localisation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minorité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minorité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2" table:formula="of:=AND(SIGN([.B240])=SIGN([.J240]);SIGN([.C240])=SIGN([.K240]);SIGN([.D240])=SIGN([.L240]);SIGN([.E240])=SIGN([.M240]);SIGN([.F240])=SIGN([.N240]);SIGN([.G240])=SIGN([.O240]))" office:value-type="float" office:value="0" calcext:value-type="float">
            <text:p>0</text:p>
          </table:table-cell>
          <table:table-cell table:style-name="ce24" office:value-type="string" calcext:value-type="string">
            <text:p>Living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coupab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coupabl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41])=SIGN([.J241]);SIGN([.C241])=SIGN([.K241]);SIGN([.D241])=SIGN([.L241]);SIGN([.E241])=SIGN([.M241]);SIGN([.F241])=SIGN([.N241]);SIGN([.G241])=SIGN([.O241]))" office:value-type="float" office:value="1" calcext:value-type="float">
            <text:p>1</text:p>
          </table:table-cell>
          <table:table-cell table:style-name="ce24" office:value-type="string" calcext:value-type="string">
            <text:p>Manu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observation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42])=SIGN([.J242]);SIGN([.C242])=SIGN([.K242]);SIGN([.D242])=SIGN([.L242]);SIGN([.E242])=SIGN([.M242]);SIGN([.F242])=SIGN([.N242]);SIGN([.G242])=SIGN([.O242]))" office:value-type="float" office:value="1" calcext:value-type="float">
            <text:p>1</text:p>
          </table:table-cell>
          <table:table-cell table:style-name="ce24" office:value-type="string" calcext:value-type="string">
            <text:p>Dynamic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vétérinair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vétérinair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43])=SIGN([.J243]);SIGN([.C243])=SIGN([.K243]);SIGN([.D243])=SIGN([.L243]);SIGN([.E243])=SIGN([.M243]);SIGN([.F243])=SIGN([.N243]);SIGN([.G243])=SIGN([.O243]))" office:value-type="float" office:value="1" calcext:value-type="float">
            <text:p>1</text:p>
          </table:table-cell>
          <table:table-cell table:style-name="ce24" office:value-type="string" calcext:value-type="string">
            <text:p>Stative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tragédie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tragédi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44])=SIGN([.J244]);SIGN([.C244])=SIGN([.K244]);SIGN([.D244])=SIGN([.L244]);SIGN([.E244])=SIGN([.M244]);SIGN([.F244])=SIGN([.N244]);SIGN([.G244])=SIGN([.O244]))" office:value-type="float" office:value="1" calcext:value-type="float">
            <text:p>1</text:p>
          </table:table-cell>
          <table:table-cell table:style-name="ce24" office:value-type="string" calcext:value-type="string">
            <text:p>Natural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couch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couch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2" table:formula="of:=AND(SIGN([.B245])=SIGN([.J245]);SIGN([.C245])=SIGN([.K245]);SIGN([.D245])=SIGN([.L245]);SIGN([.E245])=SIGN([.M245]);SIGN([.F245])=SIGN([.N245]);SIGN([.G245])=SIGN([.O245]))" office:value-type="float" office:value="0" calcext:value-type="float">
            <text:p>0</text:p>
          </table:table-cell>
          <table:table-cell table:style-name="ce24" office:value-type="string" calcext:value-type="string">
            <text:p>Inform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cliniqu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liniqu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46])=SIGN([.J246]);SIGN([.C246])=SIGN([.K246]);SIGN([.D246])=SIGN([.L246]);SIGN([.E246])=SIGN([.M246]);SIGN([.F246])=SIGN([.N246]);SIGN([.G246])=SIGN([.O24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architectur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2" table:formula="of:=AND(SIGN([.B247])=SIGN([.J247]);SIGN([.C247])=SIGN([.K247]);SIGN([.D247])=SIGN([.L247]);SIGN([.E247])=SIGN([.M247]);SIGN([.F247])=SIGN([.N247]);SIGN([.G247])=SIGN([.O24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nucléair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nucléair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48])=SIGN([.J248]);SIGN([.C248])=SIGN([.K248]);SIGN([.D248])=SIGN([.L248]);SIGN([.E248])=SIGN([.M248]);SIGN([.F248])=SIGN([.N248]);SIGN([.G248])=SIGN([.O24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ttaché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attaché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49])=SIGN([.J249]);SIGN([.C249])=SIGN([.K249]);SIGN([.D249])=SIGN([.L249]);SIGN([.E249])=SIGN([.M249]);SIGN([.F249])=SIGN([.N249]);SIGN([.G249])=SIGN([.O24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oeu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choeu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22" table:formula="of:=AND(SIGN([.B250])=SIGN([.J250]);SIGN([.C250])=SIGN([.K250]);SIGN([.D250])=SIGN([.L250]);SIGN([.E250])=SIGN([.M250]);SIGN([.F250])=SIGN([.N250]);SIGN([.G250])=SIGN([.O25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rgen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argent</text:p>
          </table:table-cell>
          <table:table-cell table:style-name="ce18"/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51])=SIGN([.J251]);SIGN([.C251])=SIGN([.K251]);SIGN([.D251])=SIGN([.L251]);SIGN([.E251])=SIGN([.M251]);SIGN([.F251])=SIGN([.N251]);SIGN([.G251])=SIGN([.O251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alet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palett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52])=SIGN([.J252]);SIGN([.C252])=SIGN([.K252]);SIGN([.D252])=SIGN([.L252]);SIGN([.E252])=SIGN([.M252]);SIGN([.F252])=SIGN([.N252]);SIGN([.G252])=SIGN([.O25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s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as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53])=SIGN([.J253]);SIGN([.C253])=SIGN([.K253]);SIGN([.D253])=SIGN([.L253]);SIGN([.E253])=SIGN([.M253]);SIGN([.F253])=SIGN([.N253]);SIGN([.G253])=SIGN([.O25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oto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moto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54])=SIGN([.J254]);SIGN([.C254])=SIGN([.K254]);SIGN([.D254])=SIGN([.L254]);SIGN([.E254])=SIGN([.M254]);SIGN([.F254])=SIGN([.N254]);SIGN([.G254])=SIGN([.O25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ll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ballon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55])=SIGN([.J255]);SIGN([.C255])=SIGN([.K255]);SIGN([.D255])=SIGN([.L255]);SIGN([.E255])=SIGN([.M255]);SIGN([.F255])=SIGN([.N255]);SIGN([.G255])=SIGN([.O25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solid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nsolidation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56])=SIGN([.J256]);SIGN([.C256])=SIGN([.K256]);SIGN([.D256])=SIGN([.L256]);SIGN([.E256])=SIGN([.M256]);SIGN([.F256])=SIGN([.N256]);SIGN([.G256])=SIGN([.O25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mèd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remèd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57])=SIGN([.J257]);SIGN([.C257])=SIGN([.K257]);SIGN([.D257])=SIGN([.L257]);SIGN([.E257])=SIGN([.M257]);SIGN([.F257])=SIGN([.N257]);SIGN([.G257])=SIGN([.O25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auciss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saucis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58])=SIGN([.J258]);SIGN([.C258])=SIGN([.K258]);SIGN([.D258])=SIGN([.L258]);SIGN([.E258])=SIGN([.M258]);SIGN([.F258])=SIGN([.N258]);SIGN([.G258])=SIGN([.O25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nitrat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nitrate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22" table:formula="of:=AND(SIGN([.B259])=SIGN([.J259]);SIGN([.C259])=SIGN([.K259]);SIGN([.D259])=SIGN([.L259]);SIGN([.E259])=SIGN([.M259]);SIGN([.F259])=SIGN([.N259]);SIGN([.G259])=SIGN([.O25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cte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octet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60])=SIGN([.J260]);SIGN([.C260])=SIGN([.K260]);SIGN([.D260])=SIGN([.L260]);SIGN([.E260])=SIGN([.M260]);SIGN([.F260])=SIGN([.N260]);SIGN([.G260])=SIGN([.O26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imul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imulat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61])=SIGN([.J261]);SIGN([.C261])=SIGN([.K261]);SIGN([.D261])=SIGN([.L261]);SIGN([.E261])=SIGN([.M261]);SIGN([.F261])=SIGN([.N261]);SIGN([.G261])=SIGN([.O26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convers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econvers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62])=SIGN([.J262]);SIGN([.C262])=SIGN([.K262]);SIGN([.D262])=SIGN([.L262]);SIGN([.E262])=SIGN([.M262]);SIGN([.F262])=SIGN([.N262]);SIGN([.G262])=SIGN([.O26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otif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otif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63])=SIGN([.J263]);SIGN([.C263])=SIGN([.K263]);SIGN([.D263])=SIGN([.L263]);SIGN([.E263])=SIGN([.M263]);SIGN([.F263])=SIGN([.N263]);SIGN([.G263])=SIGN([.O26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llis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collis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64])=SIGN([.J264]);SIGN([.C264])=SIGN([.K264]);SIGN([.D264])=SIGN([.L264]);SIGN([.E264])=SIGN([.M264]);SIGN([.F264])=SIGN([.N264]);SIGN([.G264])=SIGN([.O26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urn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urn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65])=SIGN([.J265]);SIGN([.C265])=SIGN([.K265]);SIGN([.D265])=SIGN([.L265]);SIGN([.E265])=SIGN([.M265]);SIGN([.F265])=SIGN([.N265]);SIGN([.G265])=SIGN([.O26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édecin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médecin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66])=SIGN([.J266]);SIGN([.C266])=SIGN([.K266]);SIGN([.D266])=SIGN([.L266]);SIGN([.E266])=SIGN([.M266]);SIGN([.F266])=SIGN([.N266]);SIGN([.G266])=SIGN([.O26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ctualis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actualisation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67])=SIGN([.J267]);SIGN([.C267])=SIGN([.K267]);SIGN([.D267])=SIGN([.L267]);SIGN([.E267])=SIGN([.M267]);SIGN([.F267])=SIGN([.N267]);SIGN([.G267])=SIGN([.O26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apiteau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hapiteau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68])=SIGN([.J268]);SIGN([.C268])=SIGN([.K268]);SIGN([.D268])=SIGN([.L268]);SIGN([.E268])=SIGN([.M268]);SIGN([.F268])=SIGN([.N268]);SIGN([.G268])=SIGN([.O26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econnaissanc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reconnaissance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69])=SIGN([.J269]);SIGN([.C269])=SIGN([.K269]);SIGN([.D269])=SIGN([.L269]);SIGN([.E269])=SIGN([.M269]);SIGN([.F269])=SIGN([.N269]);SIGN([.G269])=SIGN([.O26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sca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oscar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70])=SIGN([.J270]);SIGN([.C270])=SIGN([.K270]);SIGN([.D270])=SIGN([.L270]);SIGN([.E270])=SIGN([.M270]);SIGN([.F270])=SIGN([.N270]);SIGN([.G270])=SIGN([.O27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témoignag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témoignag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71])=SIGN([.J271]);SIGN([.C271])=SIGN([.K271]);SIGN([.D271])=SIGN([.L271]);SIGN([.E271])=SIGN([.M271]);SIGN([.F271])=SIGN([.N271]);SIGN([.G271])=SIGN([.O27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rbust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arbuste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22" table:formula="of:=AND(SIGN([.B272])=SIGN([.J272]);SIGN([.C272])=SIGN([.K272]);SIGN([.D272])=SIGN([.L272]);SIGN([.E272])=SIGN([.M272]);SIGN([.F272])=SIGN([.N272]);SIGN([.G272])=SIGN([.O272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adioactiv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radioactivité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73])=SIGN([.J273]);SIGN([.C273])=SIGN([.K273]);SIGN([.D273])=SIGN([.L273]);SIGN([.E273])=SIGN([.M273]);SIGN([.F273])=SIGN([.N273]);SIGN([.G273])=SIGN([.O27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veu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aveugl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74])=SIGN([.J274]);SIGN([.C274])=SIGN([.K274]);SIGN([.D274])=SIGN([.L274]);SIGN([.E274])=SIGN([.M274]);SIGN([.F274])=SIGN([.N274]);SIGN([.G274])=SIGN([.O27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lul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pilul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22" table:formula="of:=AND(SIGN([.B275])=SIGN([.J275]);SIGN([.C275])=SIGN([.K275]);SIGN([.D275])=SIGN([.L275]);SIGN([.E275])=SIGN([.M275]);SIGN([.F275])=SIGN([.N275]);SIGN([.G275])=SIGN([.O27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obstacl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obstacle</text:p>
          </table:table-cell>
          <table:table-cell table:style-name="ce18"/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76])=SIGN([.J276]);SIGN([.C276])=SIGN([.K276]);SIGN([.D276])=SIGN([.L276]);SIGN([.E276])=SIGN([.M276]);SIGN([.F276])=SIGN([.N276]);SIGN([.G276])=SIGN([.O27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upérior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supériorité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77])=SIGN([.J277]);SIGN([.C277])=SIGN([.K277]);SIGN([.D277])=SIGN([.L277]);SIGN([.E277])=SIGN([.M277]);SIGN([.F277])=SIGN([.N277]);SIGN([.G277])=SIGN([.O27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u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mur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22" table:formula="of:=AND(SIGN([.B278])=SIGN([.J278]);SIGN([.C278])=SIGN([.K278]);SIGN([.D278])=SIGN([.L278]);SIGN([.E278])=SIGN([.M278]);SIGN([.F278])=SIGN([.N278]);SIGN([.G278])=SIGN([.O27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èr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pèr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79])=SIGN([.J279]);SIGN([.C279])=SIGN([.K279]);SIGN([.D279])=SIGN([.L279]);SIGN([.E279])=SIGN([.M279]);SIGN([.F279])=SIGN([.N279]);SIGN([.G279])=SIGN([.O279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aractère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caractère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80])=SIGN([.J280]);SIGN([.C280])=SIGN([.K280]);SIGN([.D280])=SIGN([.L280]);SIGN([.E280])=SIGN([.M280]);SIGN([.F280])=SIGN([.N280]);SIGN([.G280])=SIGN([.O28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itiateu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initiateu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81])=SIGN([.J281]);SIGN([.C281])=SIGN([.K281]);SIGN([.D281])=SIGN([.L281]);SIGN([.E281])=SIGN([.M281]);SIGN([.F281])=SIGN([.N281]);SIGN([.G281])=SIGN([.O28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délégatio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délégation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22" table:formula="of:=AND(SIGN([.B282])=SIGN([.J282]);SIGN([.C282])=SIGN([.K282]);SIGN([.D282])=SIGN([.L282]);SIGN([.E282])=SIGN([.M282]);SIGN([.F282])=SIGN([.N282]);SIGN([.G282])=SIGN([.O28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interpell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interpellat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83])=SIGN([.J283]);SIGN([.C283])=SIGN([.K283]);SIGN([.D283])=SIGN([.L283]);SIGN([.E283])=SIGN([.M283]);SIGN([.F283])=SIGN([.N283]);SIGN([.G283])=SIGN([.O28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elle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sell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3"/>
          <table:table-cell table:style-name="ce22" table:formula="of:=AND(SIGN([.B284])=SIGN([.J284]);SIGN([.C284])=SIGN([.K284]);SIGN([.D284])=SIGN([.L284]);SIGN([.E284])=SIGN([.M284]);SIGN([.F284])=SIGN([.N284]);SIGN([.G284])=SIGN([.O28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cceptat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acceptat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85])=SIGN([.J285]);SIGN([.C285])=SIGN([.K285]);SIGN([.D285])=SIGN([.L285]);SIGN([.E285])=SIGN([.M285]);SIGN([.F285])=SIGN([.N285]);SIGN([.G285])=SIGN([.O28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ess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pres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formula="of:=AND(SIGN([.B286])=SIGN([.J286]);SIGN([.C286])=SIGN([.K286]);SIGN([.D286])=SIGN([.L286]);SIGN([.E286])=SIGN([.M286]);SIGN([.F286])=SIGN([.N286]);SIGN([.G286])=SIGN([.O286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aquett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maquett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287])=SIGN([.J287]);SIGN([.C287])=SIGN([.K287]);SIGN([.D287])=SIGN([.L287]);SIGN([.E287])=SIGN([.M287]);SIGN([.F287])=SIGN([.N287]);SIGN([.G287])=SIGN([.O287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accè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accès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formula="of:=AND(SIGN([.B288])=SIGN([.J288]);SIGN([.C288])=SIGN([.K288]);SIGN([.D288])=SIGN([.L288]);SIGN([.E288])=SIGN([.M288]);SIGN([.F288])=SIGN([.N288]);SIGN([.G288])=SIGN([.O288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av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savon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22" table:formula="of:=AND(SIGN([.B289])=SIGN([.J289]);SIGN([.C289])=SIGN([.K289]);SIGN([.D289])=SIGN([.L289]);SIGN([.E289])=SIGN([.M289]);SIGN([.F289])=SIGN([.N289]);SIGN([.G289])=SIGN([.O28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hos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chos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90])=SIGN([.J290]);SIGN([.C290])=SIGN([.K290]);SIGN([.D290])=SIGN([.L290]);SIGN([.E290])=SIGN([.M290]);SIGN([.F290])=SIGN([.N290]);SIGN([.G290])=SIGN([.O290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éta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étag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91])=SIGN([.J291]);SIGN([.C291])=SIGN([.K291]);SIGN([.D291])=SIGN([.L291]);SIGN([.E291])=SIGN([.M291]);SIGN([.F291])=SIGN([.N291]);SIGN([.G291])=SIGN([.O29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xcitation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excitation</text:p>
          </table:table-cell>
          <table:table-cell table:style-name="ce18" table:number-columns-repeated="4"/>
          <table:table-cell table:number-columns-repeated="2" table:style-name="ce18" office:value-type="float" office:value="1" calcext:value-type="float">
            <text:p>1</text:p>
          </table:table-cell>
          <table:table-cell table:style-name="ce22" table:formula="of:=AND(SIGN([.B292])=SIGN([.J292]);SIGN([.C292])=SIGN([.K292]);SIGN([.D292])=SIGN([.L292]);SIGN([.E292])=SIGN([.M292]);SIGN([.F292])=SIGN([.N292]);SIGN([.G292])=SIGN([.O29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onvivial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convivialité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93])=SIGN([.J293]);SIGN([.C293])=SIGN([.K293]);SIGN([.D293])=SIGN([.L293]);SIGN([.E293])=SIGN([.M293]);SIGN([.F293])=SIGN([.N293]);SIGN([.G293])=SIGN([.O293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rotestation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protestation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2" table:formula="of:=AND(SIGN([.B294])=SIGN([.J294]);SIGN([.C294])=SIGN([.K294]);SIGN([.D294])=SIGN([.L294]);SIGN([.E294])=SIGN([.M294]);SIGN([.F294])=SIGN([.N294]);SIGN([.G294])=SIGN([.O29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éussit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éussite</text:p>
          </table:table-cell>
          <table:table-cell table:style-name="ce18" table:number-columns-repeated="4"/>
          <table:table-cell table:number-columns-repeated="2" table:style-name="ce18" office:value-type="float" office:value="1" calcext:value-type="float">
            <text:p>1</text:p>
          </table:table-cell>
          <table:table-cell table:style-name="ce22" table:formula="of:=AND(SIGN([.B295])=SIGN([.J295]);SIGN([.C295])=SIGN([.K295]);SIGN([.D295])=SIGN([.L295]);SIGN([.E295])=SIGN([.M295]);SIGN([.F295])=SIGN([.N295]);SIGN([.G295])=SIGN([.O295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xplorateu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explorateu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296])=SIGN([.J296]);SIGN([.C296])=SIGN([.K296]);SIGN([.D296])=SIGN([.L296]);SIGN([.E296])=SIGN([.M296]);SIGN([.F296])=SIGN([.N296]);SIGN([.G296])=SIGN([.O29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ixité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16" office:value-type="string" calcext:value-type="string">
            <text:p>mixité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table:formula="of:=AND(SIGN([.B297])=SIGN([.J297]);SIGN([.C297])=SIGN([.K297]);SIGN([.D297])=SIGN([.L297]);SIGN([.E297])=SIGN([.M297]);SIGN([.F297])=SIGN([.N297]);SIGN([.G297])=SIGN([.O297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trottoi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5"/>
          <table:table-cell table:style-name="ce16" office:value-type="string" calcext:value-type="string">
            <text:p>trottoir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formula="of:=AND(SIGN([.B298])=SIGN([.J298]);SIGN([.C298])=SIGN([.K298]);SIGN([.D298])=SIGN([.L298]);SIGN([.E298])=SIGN([.M298]);SIGN([.F298])=SIGN([.N298]);SIGN([.G298])=SIGN([.O298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réform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réforme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299])=SIGN([.J299]);SIGN([.C299])=SIGN([.K299]);SIGN([.D299])=SIGN([.L299]);SIGN([.E299])=SIGN([.M299]);SIGN([.F299])=SIGN([.N299]);SIGN([.G299])=SIGN([.O299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érosion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érosio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22" table:formula="of:=AND(SIGN([.B300])=SIGN([.J300]);SIGN([.C300])=SIGN([.K300]);SIGN([.D300])=SIGN([.L300]);SIGN([.E300])=SIGN([.M300]);SIGN([.F300])=SIGN([.N300]);SIGN([.G300])=SIGN([.O300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ile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mil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301])=SIGN([.J301]);SIGN([.C301])=SIGN([.K301]);SIGN([.D301])=SIGN([.L301]);SIGN([.E301])=SIGN([.M301]);SIGN([.F301])=SIGN([.N301]);SIGN([.G301])=SIGN([.O301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crête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5"/>
          <table:table-cell table:style-name="ce16" office:value-type="string" calcext:value-type="string">
            <text:p>crête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22" table:formula="of:=AND(SIGN([.B302])=SIGN([.J302]);SIGN([.C302])=SIGN([.K302]);SIGN([.D302])=SIGN([.L302]);SIGN([.E302])=SIGN([.M302]);SIGN([.F302])=SIGN([.N302]);SIGN([.G302])=SIGN([.O302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écrit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écrit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303])=SIGN([.J303]);SIGN([.C303])=SIGN([.K303]);SIGN([.D303])=SIGN([.L303]);SIGN([.E303])=SIGN([.M303]);SIGN([.F303])=SIGN([.N303]);SIGN([.G303])=SIGN([.O303]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sécheresse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15"/>
          <table:table-cell table:style-name="ce16" office:value-type="string" calcext:value-type="string">
            <text:p>sécheresse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formula="of:=AND(SIGN([.B304])=SIGN([.J304]);SIGN([.C304])=SIGN([.K304]);SIGN([.D304])=SIGN([.L304]);SIGN([.E304])=SIGN([.M304]);SIGN([.F304])=SIGN([.N304]);SIGN([.G304])=SIGN([.O304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march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marchan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 table:formula="of:=AND(SIGN([.B305])=SIGN([.J305]);SIGN([.C305])=SIGN([.K305]);SIGN([.D305])=SIGN([.L305]);SIGN([.E305])=SIGN([.M305]);SIGN([.F305])=SIGN([.N305]);SIGN([.G305])=SIGN([.O305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enjeu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/>
          <table:table-cell table:style-name="ce16" office:value-type="string" calcext:value-type="string">
            <text:p>enjeu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22" table:formula="of:=AND(SIGN([.B306])=SIGN([.J306]);SIGN([.C306])=SIGN([.K306]);SIGN([.D306])=SIGN([.L306]);SIGN([.E306])=SIGN([.M306]);SIGN([.F306])=SIGN([.N306]);SIGN([.G306])=SIGN([.O306]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habitué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15"/>
          <table:table-cell table:style-name="ce16" office:value-type="string" calcext:value-type="string">
            <text:p>habitué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branch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offrand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volontaria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tribu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détériora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maximum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apacité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foss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attrapag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annell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olyvalenc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écologi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bien-êtr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nui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réambul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alcium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ag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naviga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ontac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europée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orang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exod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ngl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nneau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udi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minu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estim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ontributeur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galet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orcelain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oin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oul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manet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ic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spira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extrêm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spa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déche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voeu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matura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oi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dmiss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uch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inscrip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suppor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ourcentag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rof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enfor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harico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thérapi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veau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diversité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vestig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grai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insec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emprein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délic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estitu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sil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llemand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obje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épubliqu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adenc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intrane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mentalité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mis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baske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épiceri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ad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es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défun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taureau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apeteri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bricolag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oign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facilité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évidenc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étendu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imagina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préten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fourchett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onstellation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échappemen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epos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sous-traitanc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èglemen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barbecu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retombé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fléau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balein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chaire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>
            <text:p>art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6"/>
          <table:table-cell table:style-name="ce22"/>
          <table:table-cell table:number-columns-repeated="1008"/>
        </table:table-row>
        <table:table-row table:style-name="ro2" table:number-rows-repeated="99">
          <table:table-cell table:style-name="ce1"/>
          <table:table-cell table:style-name="ce11" table:number-columns-repeated="6"/>
          <table:table-cell table:style-name="ce12"/>
          <table:table-cell table:style-name="ce1"/>
          <table:table-cell table:number-columns-repeated="6"/>
          <table:table-cell table:style-name="ce22"/>
          <table:table-cell table:number-columns-repeated="1008"/>
        </table:table-row>
        <table:table-row table:style-name="ro2" table:number-rows-repeated="500">
          <table:table-cell table:style-name="ce1"/>
          <table:table-cell table:style-name="ce11" table:number-columns-repeated="6"/>
          <table:table-cell table:style-name="ce12"/>
          <table:table-cell table:style-name="ce1"/>
          <table:table-cell table:number-columns-repeated="6"/>
          <table:table-cell table:style-name="ce19"/>
          <table:table-cell table:number-columns-repeated="100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1.P9:Feuil1.P499">
            <calcext:condition calcext:apply-style-name="ConditionalStyle_1" calcext:value="=&quot;TRUE&quot;" calcext:base-cell-address="Feuil1.P9"/>
          </calcext:conditional-format>
          <calcext:conditional-format calcext:target-range-address="Feuil1.P1:Feuil1.P999">
            <calcext:condition calcext:apply-style-name="ConditionalStyle_2" calcext:value="=&quot;FALSE&quot;" calcext:base-cell-address="Feuil1.P1"/>
          </calcext:conditional-format>
          <calcext:conditional-format calcext:target-range-address="Feuil1.B9:Feuil1.O400">
            <calcext:condition calcext:apply-style-name="ConditionalStyle_3" calcext:value="=&quot;?&quot;" calcext:base-cell-address="Feuil1.B9"/>
          </calcext:conditional-format>
        </calcext:conditional-formats>
      </table:table>
      <table:named-expressions/>
      <table:database-ranges>
        <table:database-range table:name="Table_1" table:target-range-address="Feuil1.A2:Feuil1.P4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9" meta:object-count="0"/>
    <meta:generator>LibreOfficeDev/6.0.5.2$Linux_X86_64 LibreOffice_project/</meta:generator>
  </office:meta>
</office:document-meta>
</file>